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</text:span>底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565588" table:style-name="ce58">
            <text:p>8,565,588</text:p>
          </table:table-cell>
          <table:table-cell office:value-type="float" office:value="23543346" table:style-name="ce59">
            <text:p>23,543,346</text:p>
          </table:table-cell>
          <table:table-cell office:value-type="float" office:value="11719646" table:style-name="ce59">
            <text:p>11,719,646</text:p>
          </table:table-cell>
          <table:table-cell office:value-type="float" office:value="11823700" table:style-name="ce60">
            <text:p>11,823,700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27589" table:style-name="ce58">
            <text:p>1,527,589</text:p>
          </table:table-cell>
          <table:table-cell office:value-type="float" office:value="3979963" table:style-name="ce63">
            <text:p>3,979,963</text:p>
          </table:table-cell>
          <table:table-cell office:value-type="float" office:value="1952427" table:style-name="ce63">
            <text:p>1,952,427</text:p>
          </table:table-cell>
          <table:table-cell office:value-type="float" office:value="2027536" table:style-name="ce60">
            <text:p>2,027,536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7393" table:style-name="ce58">
            <text:p>1,047,393</text:p>
          </table:table-cell>
          <table:table-cell office:value-type="float" office:value="2695371" table:style-name="ce63">
            <text:p>2,695,371</text:p>
          </table:table-cell>
          <table:table-cell office:value-type="float" office:value="1289308" table:style-name="ce63">
            <text:p>1,289,308</text:p>
          </table:table-cell>
          <table:table-cell office:value-type="float" office:value="1406063" table:style-name="ce60">
            <text:p>1,406,063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71961" table:style-name="ce58">
            <text:p>771,961</text:p>
          </table:table-cell>
          <table:table-cell office:value-type="float" office:value="2150685" table:style-name="ce63">
            <text:p>2,150,685</text:p>
          </table:table-cell>
          <table:table-cell office:value-type="float" office:value="1072883" table:style-name="ce63">
            <text:p>1,072,883</text:p>
          </table:table-cell>
          <table:table-cell office:value-type="float" office:value="1077802" table:style-name="ce60">
            <text:p>1,077,80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45386" table:style-name="ce58">
            <text:p>945,386</text:p>
          </table:table-cell>
          <table:table-cell office:value-type="float" office:value="2769005" table:style-name="ce63">
            <text:p>2,769,005</text:p>
          </table:table-cell>
          <table:table-cell office:value-type="float" office:value="1367013" table:style-name="ce63">
            <text:p>1,367,013</text:p>
          </table:table-cell>
          <table:table-cell office:value-type="float" office:value="1401992" table:style-name="ce60">
            <text:p>1,401,992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78421" table:style-name="ce58">
            <text:p>678,421</text:p>
          </table:table-cell>
          <table:table-cell office:value-type="float" office:value="1886075" table:style-name="ce63">
            <text:p>1,886,075</text:p>
          </table:table-cell>
          <table:table-cell office:value-type="float" office:value="942956" table:style-name="ce63">
            <text:p>942,956</text:p>
          </table:table-cell>
          <table:table-cell office:value-type="float" office:value="943119" table:style-name="ce60">
            <text:p>943,119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83425" table:style-name="ce58">
            <text:p>1,083,425</text:p>
          </table:table-cell>
          <table:table-cell office:value-type="float" office:value="2779332" table:style-name="ce62">
            <text:p>2,779,332</text:p>
          </table:table-cell>
          <table:table-cell office:value-type="float" office:value="1378847" table:style-name="ce63">
            <text:p>1,378,847</text:p>
          </table:table-cell>
          <table:table-cell office:value-type="float" office:value="1400485" table:style-name="ce60">
            <text:p>1,400,485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69431" table:style-name="ce58">
            <text:p>2,469,431</text:p>
          </table:table-cell>
          <table:table-cell office:value-type="float" office:value="7135043" table:style-name="ce62">
            <text:p>7,135,043</text:p>
          </table:table-cell>
          <table:table-cell office:value-type="float" office:value="3641397" table:style-name="ce63">
            <text:p>3,641,397</text:p>
          </table:table-cell>
          <table:table-cell office:value-type="float" office:value="3493646" table:style-name="ce60">
            <text:p>3,493,646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7004" table:style-name="ce37">
            <text:p>167,004</text:p>
          </table:table-cell>
          <table:table-cell office:value-type="float" office:value="457349" table:style-name="ce38">
            <text:p>457,349</text:p>
          </table:table-cell>
          <table:table-cell office:value-type="float" office:value="231604" table:style-name="ce38">
            <text:p>231,604</text:p>
          </table:table-cell>
          <table:table-cell office:value-type="float" office:value="225745" table:style-name="ce38">
            <text:p>225,745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87644" table:style-name="ce37">
            <text:p>187,644</text:p>
          </table:table-cell>
          <table:table-cell office:value-type="float" office:value="547794" table:style-name="ce38">
            <text:p>547,794</text:p>
          </table:table-cell>
          <table:table-cell office:value-type="float" office:value="280195" table:style-name="ce38">
            <text:p>280,195</text:p>
          </table:table-cell>
          <table:table-cell office:value-type="float" office:value="267599" table:style-name="ce38">
            <text:p>267,599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5957" table:style-name="ce37">
            <text:p>185,957</text:p>
          </table:table-cell>
          <table:table-cell office:value-type="float" office:value="558779" table:style-name="ce38">
            <text:p>558,779</text:p>
          </table:table-cell>
          <table:table-cell office:value-type="float" office:value="288249" table:style-name="ce38">
            <text:p>288,249</text:p>
          </table:table-cell>
          <table:table-cell office:value-type="float" office:value="270530" table:style-name="ce38">
            <text:p>270,530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4768" table:style-name="ce37">
            <text:p>384,768</text:p>
          </table:table-cell>
          <table:table-cell office:value-type="float" office:value="1286842" table:style-name="ce38">
            <text:p>1,286,842</text:p>
          </table:table-cell>
          <table:table-cell office:value-type="float" office:value="656523" table:style-name="ce38">
            <text:p>656,523</text:p>
          </table:table-cell>
          <table:table-cell office:value-type="float" office:value="630319" table:style-name="ce38">
            <text:p>630,319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428" table:style-name="ce37">
            <text:p>177,428</text:p>
          </table:table-cell>
          <table:table-cell office:value-type="float" office:value="504838" table:style-name="ce38">
            <text:p>504,838</text:p>
          </table:table-cell>
          <table:table-cell office:value-type="float" office:value="258774" table:style-name="ce38">
            <text:p>258,774</text:p>
          </table:table-cell>
          <table:table-cell office:value-type="float" office:value="246064" table:style-name="ce38">
            <text:p>246,064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39496" table:style-name="ce37">
            <text:p>239,496</text:p>
          </table:table-cell>
          <table:table-cell office:value-type="float" office:value="694519" table:style-name="ce38">
            <text:p>694,519</text:p>
          </table:table-cell>
          <table:table-cell office:value-type="float" office:value="360733" table:style-name="ce38">
            <text:p>360,733</text:p>
          </table:table-cell>
          <table:table-cell office:value-type="float" office:value="333786" table:style-name="ce38">
            <text:p>333,7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469" table:style-name="ce37">
            <text:p>182,469</text:p>
          </table:table-cell>
          <table:table-cell office:value-type="float" office:value="515012" table:style-name="ce38">
            <text:p>515,012</text:p>
          </table:table-cell>
          <table:table-cell office:value-type="float" office:value="267927" table:style-name="ce38">
            <text:p>267,927</text:p>
          </table:table-cell>
          <table:table-cell office:value-type="float" office:value="247085" table:style-name="ce38">
            <text:p>247,08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5873" table:style-name="ce37">
            <text:p>285,873</text:p>
          </table:table-cell>
          <table:table-cell office:value-type="float" office:value="835409" table:style-name="ce38">
            <text:p>835,409</text:p>
          </table:table-cell>
          <table:table-cell office:value-type="float" office:value="427496" table:style-name="ce38">
            <text:p>427,496</text:p>
          </table:table-cell>
          <table:table-cell office:value-type="float" office:value="407913" table:style-name="ce38">
            <text:p>407,9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589" table:style-name="ce37">
            <text:p>82,589</text:p>
          </table:table-cell>
          <table:table-cell office:value-type="float" office:value="220712" table:style-name="ce56">
            <text:p>220,712</text:p>
          </table:table-cell>
          <table:table-cell office:value-type="float" office:value="114127" table:style-name="ce38">
            <text:p>114,127</text:p>
          </table:table-cell>
          <table:table-cell office:value-type="float" office:value="106585" table:style-name="ce38">
            <text:p>106,58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385" table:style-name="ce37">
            <text:p>125,385</text:p>
          </table:table-cell>
          <table:table-cell office:value-type="float" office:value="330810" table:style-name="ce38">
            <text:p>330,810</text:p>
          </table:table-cell>
          <table:table-cell office:value-type="float" office:value="168296" table:style-name="ce38">
            <text:p>168,296</text:p>
          </table:table-cell>
          <table:table-cell office:value-type="float" office:value="162514" table:style-name="ce38">
            <text:p>162,5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284" table:style-name="ce37">
            <text:p>39,284</text:p>
          </table:table-cell>
          <table:table-cell office:value-type="float" office:value="103303" table:style-name="ce38">
            <text:p>103,303</text:p>
          </table:table-cell>
          <table:table-cell office:value-type="float" office:value="53186" table:style-name="ce38">
            <text:p>53,186</text:p>
          </table:table-cell>
          <table:table-cell office:value-type="float" office:value="50117" table:style-name="ce38">
            <text:p>50,1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1917" table:style-name="ce37">
            <text:p>151,917</text:p>
          </table:table-cell>
          <table:table-cell office:value-type="float" office:value="372044" table:style-name="ce38">
            <text:p>372,044</text:p>
          </table:table-cell>
          <table:table-cell office:value-type="float" office:value="186476" table:style-name="ce38">
            <text:p>186,476</text:p>
          </table:table-cell>
          <table:table-cell office:value-type="float" office:value="185568" table:style-name="ce38">
            <text:p>185,56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60630" table:style-name="ce37">
            <text:p>160,630</text:p>
          </table:table-cell>
          <table:table-cell office:value-type="float" office:value="437753" table:style-name="ce38">
            <text:p>437,753</text:p>
          </table:table-cell>
          <table:table-cell office:value-type="float" office:value="216412" table:style-name="ce38">
            <text:p>216,412</text:p>
          </table:table-cell>
          <table:table-cell office:value-type="float" office:value="221341" table:style-name="ce38">
            <text:p>221,34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8987" table:style-name="ce37">
            <text:p>98,987</text:p>
          </table:table-cell>
          <table:table-cell office:value-type="float" office:value="269879" table:style-name="ce38">
            <text:p>269,879</text:p>
          </table:table-cell>
          <table:table-cell office:value-type="float" office:value="131399" table:style-name="ce38">
            <text:p>131,399</text:p>
          </table:table-cell>
          <table:table-cell office:value-type="float" office:value="138480" table:style-name="ce38">
            <text:p>138,480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1982" table:style-name="ce58">
            <text:p>41,982</text:p>
          </table:table-cell>
          <table:table-cell office:value-type="float" office:value="147872" table:style-name="ce62">
            <text:p>147,872</text:p>
          </table:table-cell>
          <table:table-cell office:value-type="float" office:value="74815" table:style-name="ce62">
            <text:p>74,815</text:p>
          </table:table-cell>
          <table:table-cell office:value-type="float" office:value="73057" table:style-name="ce62">
            <text:p>73,0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305" table:style-name="ce37">
            <text:p>39,305</text:p>
          </table:table-cell>
          <table:table-cell office:value-type="float" office:value="135223" table:style-name="ce38">
            <text:p>135,223</text:p>
          </table:table-cell>
          <table:table-cell office:value-type="float" office:value="67601" table:style-name="ce38">
            <text:p>67,601</text:p>
          </table:table-cell>
          <table:table-cell office:value-type="float" office:value="67622" table:style-name="ce38">
            <text:p>67,62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677" table:style-name="ce39">
            <text:p>2,677</text:p>
          </table:table-cell>
          <table:table-cell office:value-type="float" office:value="12649" table:style-name="ce40">
            <text:p>12,649</text:p>
          </table:table-cell>
          <table:table-cell office:value-type="float" office:value="7214" table:style-name="ce40">
            <text:p>7,214</text:p>
          </table:table-cell>
          <table:table-cell office:value-type="float" office:value="5435" table:style-name="ce40">
            <text:p>5,435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6<text:span text:style-name="T2">年</text:span>2<text:span text:style-name="T2">月</text:span>6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27589" table:style-name="ce83">
            <text:p>1,527,589</text:p>
          </table:table-cell>
          <table:table-cell office:value-type="float" office:value="3979963" table:style-name="ce80">
            <text:p>3,979,963</text:p>
          </table:table-cell>
          <table:table-cell office:value-type="float" office:value="1952427" table:style-name="ce80">
            <text:p>1,952,427</text:p>
          </table:table-cell>
          <table:table-cell office:value-type="float" office:value="2027536" table:style-name="ce84">
            <text:p>2,027,53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6836" table:style-name="ce9">
            <text:p>206,836</text:p>
          </table:table-cell>
          <table:table-cell office:value-type="float" office:value="552220" table:style-name="ce11">
            <text:p>552,220</text:p>
          </table:table-cell>
          <table:table-cell office:value-type="float" office:value="269787" table:style-name="ce11">
            <text:p>269,787</text:p>
          </table:table-cell>
          <table:table-cell office:value-type="float" office:value="282433" table:style-name="ce23">
            <text:p>282,43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50147" table:style-name="ce9">
            <text:p>150,147</text:p>
          </table:table-cell>
          <table:table-cell office:value-type="float" office:value="388544" table:style-name="ce11">
            <text:p>388,544</text:p>
          </table:table-cell>
          <table:table-cell office:value-type="float" office:value="191455" table:style-name="ce11">
            <text:p>191,455</text:p>
          </table:table-cell>
          <table:table-cell office:value-type="float" office:value="197089" table:style-name="ce23">
            <text:p>197,08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4283" table:style-name="ce9">
            <text:p>164,283</text:p>
          </table:table-cell>
          <table:table-cell office:value-type="float" office:value="414190" table:style-name="ce11">
            <text:p>414,190</text:p>
          </table:table-cell>
          <table:table-cell office:value-type="float" office:value="201765" table:style-name="ce11">
            <text:p>201,765</text:p>
          </table:table-cell>
          <table:table-cell office:value-type="float" office:value="212425" table:style-name="ce23">
            <text:p>212,42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826" table:style-name="ce9">
            <text:p>90,826</text:p>
          </table:table-cell>
          <table:table-cell office:value-type="float" office:value="224086" table:style-name="ce11">
            <text:p>224,086</text:p>
          </table:table-cell>
          <table:table-cell office:value-type="float" office:value="106486" table:style-name="ce11">
            <text:p>106,486</text:p>
          </table:table-cell>
          <table:table-cell office:value-type="float" office:value="117600" table:style-name="ce23">
            <text:p>117,60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0819" table:style-name="ce9">
            <text:p>150,819</text:p>
          </table:table-cell>
          <table:table-cell office:value-type="float" office:value="414227" table:style-name="ce11">
            <text:p>414,227</text:p>
          </table:table-cell>
          <table:table-cell office:value-type="float" office:value="202454" table:style-name="ce11">
            <text:p>202,454</text:p>
          </table:table-cell>
          <table:table-cell office:value-type="float" office:value="211773" table:style-name="ce23">
            <text:p>211,7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5299" table:style-name="ce9">
            <text:p>125,299</text:p>
          </table:table-cell>
          <table:table-cell office:value-type="float" office:value="301305" table:style-name="ce11">
            <text:p>301,305</text:p>
          </table:table-cell>
          <table:table-cell office:value-type="float" office:value="145239" table:style-name="ce11">
            <text:p>145,239</text:p>
          </table:table-cell>
          <table:table-cell office:value-type="float" office:value="156066" table:style-name="ce23">
            <text:p>156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078" table:style-name="ce9">
            <text:p>66,078</text:p>
          </table:table-cell>
          <table:table-cell office:value-type="float" office:value="184409" table:style-name="ce11">
            <text:p>184,409</text:p>
          </table:table-cell>
          <table:table-cell office:value-type="float" office:value="92068" table:style-name="ce11">
            <text:p>92,068</text:p>
          </table:table-cell>
          <table:table-cell office:value-type="float" office:value="92341" table:style-name="ce23">
            <text:p>92,3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594" table:style-name="ce9">
            <text:p>29,594</text:p>
          </table:table-cell>
          <table:table-cell office:value-type="float" office:value="87163" table:style-name="ce11">
            <text:p>87,163</text:p>
          </table:table-cell>
          <table:table-cell office:value-type="float" office:value="43693" table:style-name="ce11">
            <text:p>43,693</text:p>
          </table:table-cell>
          <table:table-cell office:value-type="float" office:value="43470" table:style-name="ce23">
            <text:p>43,4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2004" table:style-name="ce9">
            <text:p>42,004</text:p>
          </table:table-cell>
          <table:table-cell office:value-type="float" office:value="114215" table:style-name="ce11">
            <text:p>114,215</text:p>
          </table:table-cell>
          <table:table-cell office:value-type="float" office:value="57328" table:style-name="ce11">
            <text:p>57,328</text:p>
          </table:table-cell>
          <table:table-cell office:value-type="float" office:value="56887" table:style-name="ce23">
            <text:p>56,8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2613" table:style-name="ce9">
            <text:p>72,613</text:p>
          </table:table-cell>
          <table:table-cell office:value-type="float" office:value="166063" table:style-name="ce11">
            <text:p>166,063</text:p>
          </table:table-cell>
          <table:table-cell office:value-type="float" office:value="79827" table:style-name="ce11">
            <text:p>79,827</text:p>
          </table:table-cell>
          <table:table-cell office:value-type="float" office:value="86236" table:style-name="ce23">
            <text:p>86,2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6040" table:style-name="ce9">
            <text:p>86,040</text:p>
          </table:table-cell>
          <table:table-cell office:value-type="float" office:value="197877" table:style-name="ce11">
            <text:p>197,877</text:p>
          </table:table-cell>
          <table:table-cell office:value-type="float" office:value="96631" table:style-name="ce11">
            <text:p>96,631</text:p>
          </table:table-cell>
          <table:table-cell office:value-type="float" office:value="101246" table:style-name="ce23">
            <text:p>101,2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57" table:style-name="ce9">
            <text:p>16,157</text:p>
          </table:table-cell>
          <table:table-cell office:value-type="float" office:value="40581" table:style-name="ce11">
            <text:p>40,581</text:p>
          </table:table-cell>
          <table:table-cell office:value-type="float" office:value="20511" table:style-name="ce11">
            <text:p>20,511</text:p>
          </table:table-cell>
          <table:table-cell office:value-type="float" office:value="20070" table:style-name="ce23">
            <text:p>20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539" table:style-name="ce9">
            <text:p>86,539</text:p>
          </table:table-cell>
          <table:table-cell office:value-type="float" office:value="238491" table:style-name="ce11">
            <text:p>238,491</text:p>
          </table:table-cell>
          <table:table-cell office:value-type="float" office:value="117768" table:style-name="ce11">
            <text:p>117,768</text:p>
          </table:table-cell>
          <table:table-cell office:value-type="float" office:value="120723" table:style-name="ce23">
            <text:p>120,7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279" table:style-name="ce9">
            <text:p>70,279</text:p>
          </table:table-cell>
          <table:table-cell office:value-type="float" office:value="200760" table:style-name="ce11">
            <text:p>200,760</text:p>
          </table:table-cell>
          <table:table-cell office:value-type="float" office:value="98773" table:style-name="ce11">
            <text:p>98,773</text:p>
          </table:table-cell>
          <table:table-cell office:value-type="float" office:value="101987" table:style-name="ce23">
            <text:p>101,9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0771" table:style-name="ce9">
            <text:p>30,771</text:p>
          </table:table-cell>
          <table:table-cell office:value-type="float" office:value="84171" table:style-name="ce11">
            <text:p>84,171</text:p>
          </table:table-cell>
          <table:table-cell office:value-type="float" office:value="42472" table:style-name="ce11">
            <text:p>42,472</text:p>
          </table:table-cell>
          <table:table-cell office:value-type="float" office:value="41699" table:style-name="ce23">
            <text:p>41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238" table:style-name="ce9">
            <text:p>28,238</text:p>
          </table:table-cell>
          <table:table-cell office:value-type="float" office:value="78839" table:style-name="ce11">
            <text:p>78,839</text:p>
          </table:table-cell>
          <table:table-cell office:value-type="float" office:value="39197" table:style-name="ce11">
            <text:p>39,197</text:p>
          </table:table-cell>
          <table:table-cell office:value-type="float" office:value="39642" table:style-name="ce23">
            <text:p>39,6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0638" table:style-name="ce9">
            <text:p>40,638</text:p>
          </table:table-cell>
          <table:table-cell office:value-type="float" office:value="103458" table:style-name="ce11">
            <text:p>103,458</text:p>
          </table:table-cell>
          <table:table-cell office:value-type="float" office:value="50412" table:style-name="ce11">
            <text:p>50,412</text:p>
          </table:table-cell>
          <table:table-cell office:value-type="float" office:value="53046" table:style-name="ce23">
            <text:p>53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537" table:style-name="ce9">
            <text:p>9,537</text:p>
          </table:table-cell>
          <table:table-cell office:value-type="float" office:value="23667" table:style-name="ce11">
            <text:p>23,667</text:p>
          </table:table-cell>
          <table:table-cell office:value-type="float" office:value="11846" table:style-name="ce11">
            <text:p>11,846</text:p>
          </table:table-cell>
          <table:table-cell office:value-type="float" office:value="11821" table:style-name="ce23">
            <text:p>11,8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4" table:style-name="ce9">
            <text:p>3,364</text:p>
          </table:table-cell>
          <table:table-cell office:value-type="float" office:value="7735" table:style-name="ce11">
            <text:p>7,735</text:p>
          </table:table-cell>
          <table:table-cell office:value-type="float" office:value="4255" table:style-name="ce11">
            <text:p>4,255</text:p>
          </table:table-cell>
          <table:table-cell office:value-type="float" office:value="3480" table:style-name="ce23">
            <text:p>3,4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19" table:style-name="ce9">
            <text:p>2,519</text:p>
          </table:table-cell>
          <table:table-cell office:value-type="float" office:value="6530" table:style-name="ce11">
            <text:p>6,530</text:p>
          </table:table-cell>
          <table:table-cell office:value-type="float" office:value="3627" table:style-name="ce11">
            <text:p>3,627</text:p>
          </table:table-cell>
          <table:table-cell office:value-type="float" office:value="2903" table:style-name="ce23">
            <text:p>2,9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35" table:style-name="ce9">
            <text:p>9,435</text:p>
          </table:table-cell>
          <table:table-cell office:value-type="float" office:value="23349" table:style-name="ce11">
            <text:p>23,349</text:p>
          </table:table-cell>
          <table:table-cell office:value-type="float" office:value="11993" table:style-name="ce11">
            <text:p>11,993</text:p>
          </table:table-cell>
          <table:table-cell office:value-type="float" office:value="11356" table:style-name="ce23">
            <text:p>11,3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301" table:style-name="ce9">
            <text:p>4,301</text:p>
          </table:table-cell>
          <table:table-cell office:value-type="float" office:value="12481" table:style-name="ce11">
            <text:p>12,481</text:p>
          </table:table-cell>
          <table:table-cell office:value-type="float" office:value="6458" table:style-name="ce11">
            <text:p>6,458</text:p>
          </table:table-cell>
          <table:table-cell office:value-type="float" office:value="6023" table:style-name="ce23">
            <text:p>6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323" table:style-name="ce9">
            <text:p>14,323</text:p>
          </table:table-cell>
          <table:table-cell office:value-type="float" office:value="38177" table:style-name="ce11">
            <text:p>38,177</text:p>
          </table:table-cell>
          <table:table-cell office:value-type="float" office:value="19023" table:style-name="ce11">
            <text:p>19,023</text:p>
          </table:table-cell>
          <table:table-cell office:value-type="float" office:value="19154" table:style-name="ce23">
            <text:p>19,1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28" table:style-name="ce9">
            <text:p>2,328</text:p>
          </table:table-cell>
          <table:table-cell office:value-type="float" office:value="4776" table:style-name="ce11">
            <text:p>4,776</text:p>
          </table:table-cell>
          <table:table-cell office:value-type="float" office:value="2636" table:style-name="ce11">
            <text:p>2,636</text:p>
          </table:table-cell>
          <table:table-cell office:value-type="float" office:value="2140" table:style-name="ce23">
            <text:p>2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17" table:style-name="ce9">
            <text:p>3,817</text:p>
          </table:table-cell>
          <table:table-cell office:value-type="float" office:value="9076" table:style-name="ce11">
            <text:p>9,076</text:p>
          </table:table-cell>
          <table:table-cell office:value-type="float" office:value="4905" table:style-name="ce11">
            <text:p>4,905</text:p>
          </table:table-cell>
          <table:table-cell office:value-type="float" office:value="4171" table:style-name="ce23">
            <text:p>4,1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13" table:style-name="ce9">
            <text:p>4,413</text:p>
          </table:table-cell>
          <table:table-cell office:value-type="float" office:value="12689" table:style-name="ce11">
            <text:p>12,689</text:p>
          </table:table-cell>
          <table:table-cell office:value-type="float" office:value="6478" table:style-name="ce11">
            <text:p>6,478</text:p>
          </table:table-cell>
          <table:table-cell office:value-type="float" office:value="6211" table:style-name="ce23">
            <text:p>6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070" table:style-name="ce9">
            <text:p>7,070</text:p>
          </table:table-cell>
          <table:table-cell office:value-type="float" office:value="22188" table:style-name="ce11">
            <text:p>22,188</text:p>
          </table:table-cell>
          <table:table-cell office:value-type="float" office:value="10964" table:style-name="ce11">
            <text:p>10,964</text:p>
          </table:table-cell>
          <table:table-cell office:value-type="float" office:value="11224" table:style-name="ce23">
            <text:p>11,2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61" table:style-name="ce9">
            <text:p>7,461</text:p>
          </table:table-cell>
          <table:table-cell office:value-type="float" office:value="22471" table:style-name="ce11">
            <text:p>22,471</text:p>
          </table:table-cell>
          <table:table-cell office:value-type="float" office:value="11302" table:style-name="ce11">
            <text:p>11,302</text:p>
          </table:table-cell>
          <table:table-cell office:value-type="float" office:value="11169" table:style-name="ce23">
            <text:p>11,16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60" table:style-name="ce16">
            <text:p>1,860</text:p>
          </table:table-cell>
          <table:table-cell office:value-type="float" office:value="6225" table:style-name="ce18">
            <text:p>6,225</text:p>
          </table:table-cell>
          <table:table-cell office:value-type="float" office:value="3074" table:style-name="ce18">
            <text:p>3,074</text:p>
          </table:table-cell>
          <table:table-cell office:value-type="float" office:value="3151" table:style-name="ce19">
            <text:p>3,151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7393" table:style-name="ce72">
            <text:p>1,047,393</text:p>
          </table:table-cell>
          <table:table-cell office:value-type="float" office:value="2695371" table:style-name="ce80">
            <text:p>2,695,371</text:p>
          </table:table-cell>
          <table:table-cell office:value-type="float" office:value="1289308" table:style-name="ce80">
            <text:p>1,289,308</text:p>
          </table:table-cell>
          <table:table-cell office:value-type="float" office:value="1406063" table:style-name="ce74">
            <text:p>1,406,0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325" table:style-name="ce53">
            <text:p>80,325</text:p>
          </table:table-cell>
          <table:table-cell office:value-type="float" office:value="208289" table:style-name="ce11">
            <text:p>208,289</text:p>
          </table:table-cell>
          <table:table-cell office:value-type="float" office:value="97938" table:style-name="ce11">
            <text:p>97,938</text:p>
          </table:table-cell>
          <table:table-cell office:value-type="float" office:value="110351" table:style-name="ce10">
            <text:p>110,3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502" table:style-name="ce53">
            <text:p>89,502</text:p>
          </table:table-cell>
          <table:table-cell office:value-type="float" office:value="227666" table:style-name="ce11">
            <text:p>227,666</text:p>
          </table:table-cell>
          <table:table-cell office:value-type="float" office:value="108864" table:style-name="ce11">
            <text:p>108,864</text:p>
          </table:table-cell>
          <table:table-cell office:value-type="float" office:value="118802" table:style-name="ce10">
            <text:p>118,8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529" table:style-name="ce53">
            <text:p>120,529</text:p>
          </table:table-cell>
          <table:table-cell office:value-type="float" office:value="311404" table:style-name="ce11">
            <text:p>311,404</text:p>
          </table:table-cell>
          <table:table-cell office:value-type="float" office:value="145556" table:style-name="ce11">
            <text:p>145,556</text:p>
          </table:table-cell>
          <table:table-cell office:value-type="float" office:value="165848" table:style-name="ce10">
            <text:p>165,8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650" table:style-name="ce53">
            <text:p>99,650</text:p>
          </table:table-cell>
          <table:table-cell office:value-type="float" office:value="231332" table:style-name="ce11">
            <text:p>231,332</text:p>
          </table:table-cell>
          <table:table-cell office:value-type="float" office:value="107864" table:style-name="ce11">
            <text:p>107,864</text:p>
          </table:table-cell>
          <table:table-cell office:value-type="float" office:value="123468" table:style-name="ce10">
            <text:p>123,4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013" table:style-name="ce53">
            <text:p>65,013</text:p>
          </table:table-cell>
          <table:table-cell office:value-type="float" office:value="160484" table:style-name="ce11">
            <text:p>160,484</text:p>
          </table:table-cell>
          <table:table-cell office:value-type="float" office:value="76628" table:style-name="ce11">
            <text:p>76,628</text:p>
          </table:table-cell>
          <table:table-cell office:value-type="float" office:value="83856" table:style-name="ce10">
            <text:p>83,8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564" table:style-name="ce53">
            <text:p>51,564</text:p>
          </table:table-cell>
          <table:table-cell office:value-type="float" office:value="129943" table:style-name="ce11">
            <text:p>129,943</text:p>
          </table:table-cell>
          <table:table-cell office:value-type="float" office:value="63417" table:style-name="ce11">
            <text:p>63,417</text:p>
          </table:table-cell>
          <table:table-cell office:value-type="float" office:value="66526" table:style-name="ce10">
            <text:p>66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519" table:style-name="ce53">
            <text:p>78,519</text:p>
          </table:table-cell>
          <table:table-cell office:value-type="float" office:value="193415" table:style-name="ce11">
            <text:p>193,415</text:p>
          </table:table-cell>
          <table:table-cell office:value-type="float" office:value="95146" table:style-name="ce11">
            <text:p>95,146</text:p>
          </table:table-cell>
          <table:table-cell office:value-type="float" office:value="98269" table:style-name="ce10">
            <text:p>98,2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5011" table:style-name="ce53">
            <text:p>105,011</text:p>
          </table:table-cell>
          <table:table-cell office:value-type="float" office:value="275233" table:style-name="ce11">
            <text:p>275,233</text:p>
          </table:table-cell>
          <table:table-cell office:value-type="float" office:value="132156" table:style-name="ce11">
            <text:p>132,156</text:p>
          </table:table-cell>
          <table:table-cell office:value-type="float" office:value="143077" table:style-name="ce10">
            <text:p>143,0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800" table:style-name="ce53">
            <text:p>46,800</text:p>
          </table:table-cell>
          <table:table-cell office:value-type="float" office:value="122444" table:style-name="ce11">
            <text:p>122,444</text:p>
          </table:table-cell>
          <table:table-cell office:value-type="float" office:value="59881" table:style-name="ce11">
            <text:p>59,881</text:p>
          </table:table-cell>
          <table:table-cell office:value-type="float" office:value="62563" table:style-name="ce10">
            <text:p>62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228" table:style-name="ce53">
            <text:p>107,228</text:p>
          </table:table-cell>
          <table:table-cell office:value-type="float" office:value="287861" table:style-name="ce11">
            <text:p>287,861</text:p>
          </table:table-cell>
          <table:table-cell office:value-type="float" office:value="137697" table:style-name="ce11">
            <text:p>137,697</text:p>
          </table:table-cell>
          <table:table-cell office:value-type="float" office:value="150164" table:style-name="ce10">
            <text:p>150,1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819" table:style-name="ce53">
            <text:p>106,819</text:p>
          </table:table-cell>
          <table:table-cell office:value-type="float" office:value="289916" table:style-name="ce11">
            <text:p>289,916</text:p>
          </table:table-cell>
          <table:table-cell office:value-type="float" office:value="139972" table:style-name="ce11">
            <text:p>139,972</text:p>
          </table:table-cell>
          <table:table-cell office:value-type="float" office:value="149944" table:style-name="ce10">
            <text:p>149,94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433" table:style-name="ce54">
            <text:p>96,433</text:p>
          </table:table-cell>
          <table:table-cell office:value-type="float" office:value="257384" table:style-name="ce18">
            <text:p>257,384</text:p>
          </table:table-cell>
          <table:table-cell office:value-type="float" office:value="124189" table:style-name="ce18">
            <text:p>124,189</text:p>
          </table:table-cell>
          <table:table-cell office:value-type="float" office:value="133195" table:style-name="ce17">
            <text:p>133,195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71961" table:style-name="ce72">
            <text:p>771,961</text:p>
          </table:table-cell>
          <table:table-cell office:value-type="float" office:value="2150685" table:style-name="ce80">
            <text:p>2,150,685</text:p>
          </table:table-cell>
          <table:table-cell office:value-type="float" office:value="1072883" table:style-name="ce80">
            <text:p>1,072,883</text:p>
          </table:table-cell>
          <table:table-cell office:value-type="float" office:value="1077802" table:style-name="ce84">
            <text:p>1,077,80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2979" table:style-name="ce53">
            <text:p>162,979</text:p>
          </table:table-cell>
          <table:table-cell office:value-type="float" office:value="434653" table:style-name="ce11">
            <text:p>434,653</text:p>
          </table:table-cell>
          <table:table-cell office:value-type="float" office:value="211332" table:style-name="ce11">
            <text:p>211,332</text:p>
          </table:table-cell>
          <table:table-cell office:value-type="float" office:value="223321" table:style-name="ce23">
            <text:p>223,32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5313" table:style-name="ce53">
            <text:p>145,313</text:p>
          </table:table-cell>
          <table:table-cell office:value-type="float" office:value="397083" table:style-name="ce11">
            <text:p>397,083</text:p>
          </table:table-cell>
          <table:table-cell office:value-type="float" office:value="196000" table:style-name="ce11">
            <text:p>196,000</text:p>
          </table:table-cell>
          <table:table-cell office:value-type="float" office:value="201083" table:style-name="ce23">
            <text:p>201,08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1896" table:style-name="ce53">
            <text:p>31,896</text:p>
          </table:table-cell>
          <table:table-cell office:value-type="float" office:value="94166" table:style-name="ce11">
            <text:p>94,166</text:p>
          </table:table-cell>
          <table:table-cell office:value-type="float" office:value="48090" table:style-name="ce11">
            <text:p>48,090</text:p>
          </table:table-cell>
          <table:table-cell office:value-type="float" office:value="46076" table:style-name="ce23">
            <text:p>46,07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6464" table:style-name="ce53">
            <text:p>56,464</text:p>
          </table:table-cell>
          <table:table-cell office:value-type="float" office:value="164189" table:style-name="ce11">
            <text:p>164,189</text:p>
          </table:table-cell>
          <table:table-cell office:value-type="float" office:value="82888" table:style-name="ce11">
            <text:p>82,888</text:p>
          </table:table-cell>
          <table:table-cell office:value-type="float" office:value="81301" table:style-name="ce23">
            <text:p>81,30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6891" table:style-name="ce53">
            <text:p>56,891</text:p>
          </table:table-cell>
          <table:table-cell office:value-type="float" office:value="159075" table:style-name="ce11">
            <text:p>159,075</text:p>
          </table:table-cell>
          <table:table-cell office:value-type="float" office:value="79113" table:style-name="ce11">
            <text:p>79,113</text:p>
          </table:table-cell>
          <table:table-cell office:value-type="float" office:value="79962" table:style-name="ce23">
            <text:p>79,96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1600" table:style-name="ce53">
            <text:p>31,600</text:p>
          </table:table-cell>
          <table:table-cell office:value-type="float" office:value="87277" table:style-name="ce11">
            <text:p>87,277</text:p>
          </table:table-cell>
          <table:table-cell office:value-type="float" office:value="44724" table:style-name="ce11">
            <text:p>44,724</text:p>
          </table:table-cell>
          <table:table-cell office:value-type="float" office:value="42553" table:style-name="ce23">
            <text:p>42,55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59377" table:style-name="ce53">
            <text:p>59,377</text:p>
          </table:table-cell>
          <table:table-cell office:value-type="float" office:value="153256" table:style-name="ce11">
            <text:p>153,256</text:p>
          </table:table-cell>
          <table:table-cell office:value-type="float" office:value="76578" table:style-name="ce11">
            <text:p>76,578</text:p>
          </table:table-cell>
          <table:table-cell office:value-type="float" office:value="76678" table:style-name="ce23">
            <text:p>76,67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8414" table:style-name="ce53">
            <text:p>68,414</text:p>
          </table:table-cell>
          <table:table-cell office:value-type="float" office:value="193236" table:style-name="ce11">
            <text:p>193,236</text:p>
          </table:table-cell>
          <table:table-cell office:value-type="float" office:value="97014" table:style-name="ce11">
            <text:p>97,014</text:p>
          </table:table-cell>
          <table:table-cell office:value-type="float" office:value="96222" table:style-name="ce23">
            <text:p>96,22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1129" table:style-name="ce53">
            <text:p>41,129</text:p>
          </table:table-cell>
          <table:table-cell office:value-type="float" office:value="120409" table:style-name="ce11">
            <text:p>120,409</text:p>
          </table:table-cell>
          <table:table-cell office:value-type="float" office:value="60471" table:style-name="ce11">
            <text:p>60,471</text:p>
          </table:table-cell>
          <table:table-cell office:value-type="float" office:value="59938" table:style-name="ce23">
            <text:p>59,93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5953" table:style-name="ce53">
            <text:p>75,953</text:p>
          </table:table-cell>
          <table:table-cell office:value-type="float" office:value="221751" table:style-name="ce11">
            <text:p>221,751</text:p>
          </table:table-cell>
          <table:table-cell office:value-type="float" office:value="110325" table:style-name="ce11">
            <text:p>110,325</text:p>
          </table:table-cell>
          <table:table-cell office:value-type="float" office:value="111426" table:style-name="ce23">
            <text:p>111,42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014" table:style-name="ce53">
            <text:p>16,014</text:p>
          </table:table-cell>
          <table:table-cell office:value-type="float" office:value="48747" table:style-name="ce11">
            <text:p>48,747</text:p>
          </table:table-cell>
          <table:table-cell office:value-type="float" office:value="25973" table:style-name="ce11">
            <text:p>25,973</text:p>
          </table:table-cell>
          <table:table-cell office:value-type="float" office:value="22774" table:style-name="ce23">
            <text:p>22,77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172" table:style-name="ce53">
            <text:p>22,172</text:p>
          </table:table-cell>
          <table:table-cell office:value-type="float" office:value="65608" table:style-name="ce11">
            <text:p>65,608</text:p>
          </table:table-cell>
          <table:table-cell office:value-type="float" office:value="34259" table:style-name="ce11">
            <text:p>34,259</text:p>
          </table:table-cell>
          <table:table-cell office:value-type="float" office:value="31349" table:style-name="ce23">
            <text:p>31,349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59" table:style-name="ce54">
            <text:p>3,759</text:p>
          </table:table-cell>
          <table:table-cell office:value-type="float" office:value="11235" table:style-name="ce18">
            <text:p>11,235</text:p>
          </table:table-cell>
          <table:table-cell office:value-type="float" office:value="6116" table:style-name="ce18">
            <text:p>6,116</text:p>
          </table:table-cell>
          <table:table-cell office:value-type="float" office:value="5119" table:style-name="ce19">
            <text:p>5,119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6年1<text:span text:style-name="T2">月底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45386" table:style-name="ce72">
            <text:p>945,386</text:p>
          </table:table-cell>
          <table:table-cell office:value-type="float" office:value="2769005" table:style-name="ce80">
            <text:p>2,769,005</text:p>
          </table:table-cell>
          <table:table-cell office:value-type="float" office:value="1367013" table:style-name="ce80">
            <text:p>1,367,013</text:p>
          </table:table-cell>
          <table:table-cell office:value-type="float" office:value="1401992" table:style-name="ce74">
            <text:p>1,401,99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87" table:style-name="ce53">
            <text:p>7,987</text:p>
          </table:table-cell>
          <table:table-cell office:value-type="float" office:value="18749" table:style-name="ce11">
            <text:p>18,749</text:p>
          </table:table-cell>
          <table:table-cell office:value-type="float" office:value="9316" table:style-name="ce11">
            <text:p>9,316</text:p>
          </table:table-cell>
          <table:table-cell office:value-type="float" office:value="9433" table:style-name="ce10">
            <text:p>9,43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619" table:style-name="ce53">
            <text:p>27,619</text:p>
          </table:table-cell>
          <table:table-cell office:value-type="float" office:value="75421" table:style-name="ce11">
            <text:p>75,421</text:p>
          </table:table-cell>
          <table:table-cell office:value-type="float" office:value="37600" table:style-name="ce11">
            <text:p>37,600</text:p>
          </table:table-cell>
          <table:table-cell office:value-type="float" office:value="37821" table:style-name="ce10">
            <text:p>37,821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7540" table:style-name="ce53">
            <text:p>47,540</text:p>
          </table:table-cell>
          <table:table-cell office:value-type="float" office:value="123600" table:style-name="ce11">
            <text:p>123,600</text:p>
          </table:table-cell>
          <table:table-cell office:value-type="float" office:value="59408" table:style-name="ce11">
            <text:p>59,408</text:p>
          </table:table-cell>
          <table:table-cell office:value-type="float" office:value="64192" table:style-name="ce10">
            <text:p>64,192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515" table:style-name="ce53">
            <text:p>45,515</text:p>
          </table:table-cell>
          <table:table-cell office:value-type="float" office:value="115745" table:style-name="ce11">
            <text:p>115,745</text:p>
          </table:table-cell>
          <table:table-cell office:value-type="float" office:value="55016" table:style-name="ce11">
            <text:p>55,016</text:p>
          </table:table-cell>
          <table:table-cell office:value-type="float" office:value="60729" table:style-name="ce10">
            <text:p>60,729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9013" table:style-name="ce53">
            <text:p>59,013</text:p>
          </table:table-cell>
          <table:table-cell office:value-type="float" office:value="147661" table:style-name="ce11">
            <text:p>147,661</text:p>
          </table:table-cell>
          <table:table-cell office:value-type="float" office:value="70730" table:style-name="ce11">
            <text:p>70,730</text:p>
          </table:table-cell>
          <table:table-cell office:value-type="float" office:value="76931" table:style-name="ce10">
            <text:p>76,931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4485" table:style-name="ce53">
            <text:p>84,485</text:p>
          </table:table-cell>
          <table:table-cell office:value-type="float" office:value="224831" table:style-name="ce11">
            <text:p>224,831</text:p>
          </table:table-cell>
          <table:table-cell office:value-type="float" office:value="108199" table:style-name="ce11">
            <text:p>108,199</text:p>
          </table:table-cell>
          <table:table-cell office:value-type="float" office:value="116632" table:style-name="ce10">
            <text:p>116,63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0970" table:style-name="ce53">
            <text:p>60,970</text:p>
          </table:table-cell>
          <table:table-cell office:value-type="float" office:value="166792" table:style-name="ce11">
            <text:p>166,792</text:p>
          </table:table-cell>
          <table:table-cell office:value-type="float" office:value="79832" table:style-name="ce11">
            <text:p>79,832</text:p>
          </table:table-cell>
          <table:table-cell office:value-type="float" office:value="86960" table:style-name="ce10">
            <text:p>86,96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7936" table:style-name="ce53">
            <text:p>97,936</text:p>
          </table:table-cell>
          <table:table-cell office:value-type="float" office:value="270847" table:style-name="ce11">
            <text:p>270,847</text:p>
          </table:table-cell>
          <table:table-cell office:value-type="float" office:value="130145" table:style-name="ce11">
            <text:p>130,145</text:p>
          </table:table-cell>
          <table:table-cell office:value-type="float" office:value="140702" table:style-name="ce10">
            <text:p>140,70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185" table:style-name="ce53">
            <text:p>53,185</text:p>
          </table:table-cell>
          <table:table-cell office:value-type="float" office:value="166800" table:style-name="ce11">
            <text:p>166,800</text:p>
          </table:table-cell>
          <table:table-cell office:value-type="float" office:value="82519" table:style-name="ce11">
            <text:p>82,519</text:p>
          </table:table-cell>
          <table:table-cell office:value-type="float" office:value="84281" table:style-name="ce10">
            <text:p>84,28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366" table:style-name="ce53">
            <text:p>17,366</text:p>
          </table:table-cell>
          <table:table-cell office:value-type="float" office:value="50930" table:style-name="ce11">
            <text:p>50,930</text:p>
          </table:table-cell>
          <table:table-cell office:value-type="float" office:value="26216" table:style-name="ce11">
            <text:p>26,216</text:p>
          </table:table-cell>
          <table:table-cell office:value-type="float" office:value="24714" table:style-name="ce10">
            <text:p>24,71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2932" table:style-name="ce53">
            <text:p>22,932</text:p>
          </table:table-cell>
          <table:table-cell office:value-type="float" office:value="77700" table:style-name="ce11">
            <text:p>77,700</text:p>
          </table:table-cell>
          <table:table-cell office:value-type="float" office:value="39125" table:style-name="ce11">
            <text:p>39,125</text:p>
          </table:table-cell>
          <table:table-cell office:value-type="float" office:value="38575" table:style-name="ce10">
            <text:p>38,57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6881" table:style-name="ce53">
            <text:p>26,881</text:p>
          </table:table-cell>
          <table:table-cell office:value-type="float" office:value="86393" table:style-name="ce11">
            <text:p>86,393</text:p>
          </table:table-cell>
          <table:table-cell office:value-type="float" office:value="44346" table:style-name="ce11">
            <text:p>44,346</text:p>
          </table:table-cell>
          <table:table-cell office:value-type="float" office:value="42047" table:style-name="ce10">
            <text:p>42,04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8867" table:style-name="ce53">
            <text:p>28,867</text:p>
          </table:table-cell>
          <table:table-cell office:value-type="float" office:value="91404" table:style-name="ce11">
            <text:p>91,404</text:p>
          </table:table-cell>
          <table:table-cell office:value-type="float" office:value="46219" table:style-name="ce11">
            <text:p>46,219</text:p>
          </table:table-cell>
          <table:table-cell office:value-type="float" office:value="45185" table:style-name="ce10">
            <text:p>45,18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522" table:style-name="ce53">
            <text:p>17,522</text:p>
          </table:table-cell>
          <table:table-cell office:value-type="float" office:value="57668" table:style-name="ce11">
            <text:p>57,668</text:p>
          </table:table-cell>
          <table:table-cell office:value-type="float" office:value="28983" table:style-name="ce11">
            <text:p>28,983</text:p>
          </table:table-cell>
          <table:table-cell office:value-type="float" office:value="28685" table:style-name="ce10">
            <text:p>28,68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5973" table:style-name="ce53">
            <text:p>15,973</text:p>
          </table:table-cell>
          <table:table-cell office:value-type="float" office:value="54324" table:style-name="ce11">
            <text:p>54,324</text:p>
          </table:table-cell>
          <table:table-cell office:value-type="float" office:value="27609" table:style-name="ce11">
            <text:p>27,609</text:p>
          </table:table-cell>
          <table:table-cell office:value-type="float" office:value="26715" table:style-name="ce10">
            <text:p>26,71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267" table:style-name="ce53">
            <text:p>19,267</text:p>
          </table:table-cell>
          <table:table-cell office:value-type="float" office:value="65508" table:style-name="ce11">
            <text:p>65,508</text:p>
          </table:table-cell>
          <table:table-cell office:value-type="float" office:value="33461" table:style-name="ce11">
            <text:p>33,461</text:p>
          </table:table-cell>
          <table:table-cell office:value-type="float" office:value="32047" table:style-name="ce10">
            <text:p>32,04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5964" table:style-name="ce53">
            <text:p>35,964</text:p>
          </table:table-cell>
          <table:table-cell office:value-type="float" office:value="107632" table:style-name="ce11">
            <text:p>107,632</text:p>
          </table:table-cell>
          <table:table-cell office:value-type="float" office:value="53228" table:style-name="ce11">
            <text:p>53,228</text:p>
          </table:table-cell>
          <table:table-cell office:value-type="float" office:value="54404" table:style-name="ce10">
            <text:p>54,40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9142" table:style-name="ce53">
            <text:p>29,142</text:p>
          </table:table-cell>
          <table:table-cell office:value-type="float" office:value="94560" table:style-name="ce11">
            <text:p>94,560</text:p>
          </table:table-cell>
          <table:table-cell office:value-type="float" office:value="47236" table:style-name="ce11">
            <text:p>47,236</text:p>
          </table:table-cell>
          <table:table-cell office:value-type="float" office:value="47324" table:style-name="ce10">
            <text:p>47,32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33" table:style-name="ce53">
            <text:p>7,533</text:p>
          </table:table-cell>
          <table:table-cell office:value-type="float" office:value="24918" table:style-name="ce11">
            <text:p>24,918</text:p>
          </table:table-cell>
          <table:table-cell office:value-type="float" office:value="12923" table:style-name="ce11">
            <text:p>12,923</text:p>
          </table:table-cell>
          <table:table-cell office:value-type="float" office:value="11995" table:style-name="ce10">
            <text:p>11,99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895" table:style-name="ce53">
            <text:p>4,895</text:p>
          </table:table-cell>
          <table:table-cell office:value-type="float" office:value="15168" table:style-name="ce11">
            <text:p>15,168</text:p>
          </table:table-cell>
          <table:table-cell office:value-type="float" office:value="7877" table:style-name="ce11">
            <text:p>7,877</text:p>
          </table:table-cell>
          <table:table-cell office:value-type="float" office:value="7291" table:style-name="ce10">
            <text:p>7,29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616" table:style-name="ce53">
            <text:p>9,616</text:p>
          </table:table-cell>
          <table:table-cell office:value-type="float" office:value="32009" table:style-name="ce11">
            <text:p>32,009</text:p>
          </table:table-cell>
          <table:table-cell office:value-type="float" office:value="16423" table:style-name="ce11">
            <text:p>16,423</text:p>
          </table:table-cell>
          <table:table-cell office:value-type="float" office:value="15586" table:style-name="ce10">
            <text:p>15,58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54" table:style-name="ce53">
            <text:p>5,454</text:p>
          </table:table-cell>
          <table:table-cell office:value-type="float" office:value="19400" table:style-name="ce11">
            <text:p>19,400</text:p>
          </table:table-cell>
          <table:table-cell office:value-type="float" office:value="10245" table:style-name="ce11">
            <text:p>10,245</text:p>
          </table:table-cell>
          <table:table-cell office:value-type="float" office:value="9155" table:style-name="ce10">
            <text:p>9,15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3982" table:style-name="ce53">
            <text:p>23,982</text:p>
          </table:table-cell>
          <table:table-cell office:value-type="float" office:value="73771" table:style-name="ce11">
            <text:p>73,771</text:p>
          </table:table-cell>
          <table:table-cell office:value-type="float" office:value="37114" table:style-name="ce11">
            <text:p>37,114</text:p>
          </table:table-cell>
          <table:table-cell office:value-type="float" office:value="36657" table:style-name="ce10">
            <text:p>36,65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456" table:style-name="ce53">
            <text:p>17,456</text:p>
          </table:table-cell>
          <table:table-cell office:value-type="float" office:value="57183" table:style-name="ce11">
            <text:p>57,183</text:p>
          </table:table-cell>
          <table:table-cell office:value-type="float" office:value="29199" table:style-name="ce11">
            <text:p>29,199</text:p>
          </table:table-cell>
          <table:table-cell office:value-type="float" office:value="27984" table:style-name="ce10">
            <text:p>27,98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725" table:style-name="ce53">
            <text:p>22,725</text:p>
          </table:table-cell>
          <table:table-cell office:value-type="float" office:value="77299" table:style-name="ce11">
            <text:p>77,299</text:p>
          </table:table-cell>
          <table:table-cell office:value-type="float" office:value="38995" table:style-name="ce11">
            <text:p>38,995</text:p>
          </table:table-cell>
          <table:table-cell office:value-type="float" office:value="38304" table:style-name="ce10">
            <text:p>38,30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19997" table:style-name="ce53">
            <text:p>19,997</text:p>
          </table:table-cell>
          <table:table-cell office:value-type="float" office:value="64964" table:style-name="ce11">
            <text:p>64,964</text:p>
          </table:table-cell>
          <table:table-cell office:value-type="float" office:value="33031" table:style-name="ce11">
            <text:p>33,031</text:p>
          </table:table-cell>
          <table:table-cell office:value-type="float" office:value="31933" table:style-name="ce10">
            <text:p>31,93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2297" table:style-name="ce53">
            <text:p>62,297</text:p>
          </table:table-cell>
          <table:table-cell office:value-type="float" office:value="186480" table:style-name="ce11">
            <text:p>186,480</text:p>
          </table:table-cell>
          <table:table-cell office:value-type="float" office:value="92594" table:style-name="ce11">
            <text:p>92,594</text:p>
          </table:table-cell>
          <table:table-cell office:value-type="float" office:value="93886" table:style-name="ce10">
            <text:p>93,88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8756" table:style-name="ce53">
            <text:p>68,756</text:p>
          </table:table-cell>
          <table:table-cell office:value-type="float" office:value="210431" table:style-name="ce11">
            <text:p>210,431</text:p>
          </table:table-cell>
          <table:table-cell office:value-type="float" office:value="103597" table:style-name="ce11">
            <text:p>103,597</text:p>
          </table:table-cell>
          <table:table-cell office:value-type="float" office:value="106834" table:style-name="ce10">
            <text:p>106,83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511" table:style-name="ce54">
            <text:p>4,511</text:p>
          </table:table-cell>
          <table:table-cell office:value-type="float" office:value="10817" table:style-name="ce18">
            <text:p>10,817</text:p>
          </table:table-cell>
          <table:table-cell office:value-type="float" office:value="5827" table:style-name="ce18">
            <text:p>5,827</text:p>
          </table:table-cell>
          <table:table-cell office:value-type="float" office:value="4990" table:style-name="ce17">
            <text:p>4,990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78421" table:style-name="ce72">
            <text:p>678,421</text:p>
          </table:table-cell>
          <table:table-cell office:value-type="float" office:value="1886075" table:style-name="ce80">
            <text:p>1,886,075</text:p>
          </table:table-cell>
          <table:table-cell office:value-type="float" office:value="942956" table:style-name="ce80">
            <text:p>942,956</text:p>
          </table:table-cell>
          <table:table-cell office:value-type="float" office:value="943119" table:style-name="ce74">
            <text:p>943,1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894" table:style-name="ce53">
            <text:p>28,894</text:p>
          </table:table-cell>
          <table:table-cell office:value-type="float" office:value="78165" table:style-name="ce11">
            <text:p>78,165</text:p>
          </table:table-cell>
          <table:table-cell office:value-type="float" office:value="38654" table:style-name="ce11">
            <text:p>38,654</text:p>
          </table:table-cell>
          <table:table-cell office:value-type="float" office:value="39511" table:style-name="ce10">
            <text:p>39,5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81" table:style-name="ce53">
            <text:p>10,081</text:p>
          </table:table-cell>
          <table:table-cell office:value-type="float" office:value="25827" table:style-name="ce11">
            <text:p>25,827</text:p>
          </table:table-cell>
          <table:table-cell office:value-type="float" office:value="13498" table:style-name="ce11">
            <text:p>13,498</text:p>
          </table:table-cell>
          <table:table-cell office:value-type="float" office:value="12329" table:style-name="ce10">
            <text:p>12,3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37" table:style-name="ce53">
            <text:p>10,837</text:p>
          </table:table-cell>
          <table:table-cell office:value-type="float" office:value="28778" table:style-name="ce11">
            <text:p>28,778</text:p>
          </table:table-cell>
          <table:table-cell office:value-type="float" office:value="15036" table:style-name="ce11">
            <text:p>15,036</text:p>
          </table:table-cell>
          <table:table-cell office:value-type="float" office:value="13742" table:style-name="ce10">
            <text:p>13,7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74" table:style-name="ce53">
            <text:p>7,874</text:p>
          </table:table-cell>
          <table:table-cell office:value-type="float" office:value="21460" table:style-name="ce11">
            <text:p>21,460</text:p>
          </table:table-cell>
          <table:table-cell office:value-type="float" office:value="11207" table:style-name="ce11">
            <text:p>11,207</text:p>
          </table:table-cell>
          <table:table-cell office:value-type="float" office:value="10253" table:style-name="ce10">
            <text:p>10,2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0" table:style-name="ce53">
            <text:p>8,880</text:p>
          </table:table-cell>
          <table:table-cell office:value-type="float" office:value="24030" table:style-name="ce11">
            <text:p>24,030</text:p>
          </table:table-cell>
          <table:table-cell office:value-type="float" office:value="12499" table:style-name="ce11">
            <text:p>12,499</text:p>
          </table:table-cell>
          <table:table-cell office:value-type="float" office:value="11531" table:style-name="ce10">
            <text:p>11,5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447" table:style-name="ce53">
            <text:p>8,447</text:p>
          </table:table-cell>
          <table:table-cell office:value-type="float" office:value="21291" table:style-name="ce11">
            <text:p>21,291</text:p>
          </table:table-cell>
          <table:table-cell office:value-type="float" office:value="11292" table:style-name="ce11">
            <text:p>11,292</text:p>
          </table:table-cell>
          <table:table-cell office:value-type="float" office:value="9999" table:style-name="ce10">
            <text:p>9,9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710" table:style-name="ce53">
            <text:p>15,710</text:p>
          </table:table-cell>
          <table:table-cell office:value-type="float" office:value="44782" table:style-name="ce11">
            <text:p>44,782</text:p>
          </table:table-cell>
          <table:table-cell office:value-type="float" office:value="22737" table:style-name="ce11">
            <text:p>22,737</text:p>
          </table:table-cell>
          <table:table-cell office:value-type="float" office:value="22045" table:style-name="ce10">
            <text:p>22,0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08" table:style-name="ce53">
            <text:p>9,108</text:p>
          </table:table-cell>
          <table:table-cell office:value-type="float" office:value="24481" table:style-name="ce11">
            <text:p>24,481</text:p>
          </table:table-cell>
          <table:table-cell office:value-type="float" office:value="12625" table:style-name="ce11">
            <text:p>12,625</text:p>
          </table:table-cell>
          <table:table-cell office:value-type="float" office:value="11856" table:style-name="ce10">
            <text:p>11,8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17" table:style-name="ce53">
            <text:p>7,717</text:p>
          </table:table-cell>
          <table:table-cell office:value-type="float" office:value="22422" table:style-name="ce11">
            <text:p>22,422</text:p>
          </table:table-cell>
          <table:table-cell office:value-type="float" office:value="11587" table:style-name="ce11">
            <text:p>11,587</text:p>
          </table:table-cell>
          <table:table-cell office:value-type="float" office:value="10835" table:style-name="ce10">
            <text:p>10,8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892" table:style-name="ce53">
            <text:p>7,892</text:p>
          </table:table-cell>
          <table:table-cell office:value-type="float" office:value="21519" table:style-name="ce11">
            <text:p>21,519</text:p>
          </table:table-cell>
          <table:table-cell office:value-type="float" office:value="10983" table:style-name="ce11">
            <text:p>10,983</text:p>
          </table:table-cell>
          <table:table-cell office:value-type="float" office:value="10536" table:style-name="ce10">
            <text:p>10,5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96" table:style-name="ce53">
            <text:p>3,896</text:p>
          </table:table-cell>
          <table:table-cell office:value-type="float" office:value="9950" table:style-name="ce11">
            <text:p>9,950</text:p>
          </table:table-cell>
          <table:table-cell office:value-type="float" office:value="5320" table:style-name="ce11">
            <text:p>5,320</text:p>
          </table:table-cell>
          <table:table-cell office:value-type="float" office:value="4630" table:style-name="ce10">
            <text:p>4,6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553" table:style-name="ce53">
            <text:p>20,553</text:p>
          </table:table-cell>
          <table:table-cell office:value-type="float" office:value="59469" table:style-name="ce11">
            <text:p>59,469</text:p>
          </table:table-cell>
          <table:table-cell office:value-type="float" office:value="29500" table:style-name="ce11">
            <text:p>29,500</text:p>
          </table:table-cell>
          <table:table-cell office:value-type="float" office:value="29969" table:style-name="ce10">
            <text:p>29,9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60" table:style-name="ce53">
            <text:p>9,660</text:p>
          </table:table-cell>
          <table:table-cell office:value-type="float" office:value="26340" table:style-name="ce11">
            <text:p>26,340</text:p>
          </table:table-cell>
          <table:table-cell office:value-type="float" office:value="13475" table:style-name="ce11">
            <text:p>13,475</text:p>
          </table:table-cell>
          <table:table-cell office:value-type="float" office:value="12865" table:style-name="ce10">
            <text:p>12,8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61" table:style-name="ce53">
            <text:p>8,161</text:p>
          </table:table-cell>
          <table:table-cell office:value-type="float" office:value="24851" table:style-name="ce11">
            <text:p>24,851</text:p>
          </table:table-cell>
          <table:table-cell office:value-type="float" office:value="12590" table:style-name="ce11">
            <text:p>12,590</text:p>
          </table:table-cell>
          <table:table-cell office:value-type="float" office:value="12261" table:style-name="ce10">
            <text:p>12,2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47" table:style-name="ce53">
            <text:p>8,047</text:p>
          </table:table-cell>
          <table:table-cell office:value-type="float" office:value="23166" table:style-name="ce11">
            <text:p>23,166</text:p>
          </table:table-cell>
          <table:table-cell office:value-type="float" office:value="11976" table:style-name="ce11">
            <text:p>11,976</text:p>
          </table:table-cell>
          <table:table-cell office:value-type="float" office:value="11190" table:style-name="ce10">
            <text:p>11,1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316" table:style-name="ce53">
            <text:p>7,316</text:p>
          </table:table-cell>
          <table:table-cell office:value-type="float" office:value="20042" table:style-name="ce11">
            <text:p>20,042</text:p>
          </table:table-cell>
          <table:table-cell office:value-type="float" office:value="10201" table:style-name="ce11">
            <text:p>10,201</text:p>
          </table:table-cell>
          <table:table-cell office:value-type="float" office:value="9841" table:style-name="ce10">
            <text:p>9,8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78" table:style-name="ce53">
            <text:p>4,278</text:p>
          </table:table-cell>
          <table:table-cell office:value-type="float" office:value="11305" table:style-name="ce11">
            <text:p>11,305</text:p>
          </table:table-cell>
          <table:table-cell office:value-type="float" office:value="5730" table:style-name="ce11">
            <text:p>5,730</text:p>
          </table:table-cell>
          <table:table-cell office:value-type="float" office:value="5575" table:style-name="ce10">
            <text:p>5,5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354" table:style-name="ce53">
            <text:p>14,354</text:p>
          </table:table-cell>
          <table:table-cell office:value-type="float" office:value="43706" table:style-name="ce11">
            <text:p>43,706</text:p>
          </table:table-cell>
          <table:table-cell office:value-type="float" office:value="22274" table:style-name="ce11">
            <text:p>22,274</text:p>
          </table:table-cell>
          <table:table-cell office:value-type="float" office:value="21432" table:style-name="ce10">
            <text:p>21,4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262" table:style-name="ce53">
            <text:p>17,262</text:p>
          </table:table-cell>
          <table:table-cell office:value-type="float" office:value="47687" table:style-name="ce11">
            <text:p>47,687</text:p>
          </table:table-cell>
          <table:table-cell office:value-type="float" office:value="24034" table:style-name="ce11">
            <text:p>24,034</text:p>
          </table:table-cell>
          <table:table-cell office:value-type="float" office:value="23653" table:style-name="ce10">
            <text:p>23,6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047" table:style-name="ce53">
            <text:p>12,047</text:p>
          </table:table-cell>
          <table:table-cell office:value-type="float" office:value="36269" table:style-name="ce11">
            <text:p>36,269</text:p>
          </table:table-cell>
          <table:table-cell office:value-type="float" office:value="18211" table:style-name="ce11">
            <text:p>18,211</text:p>
          </table:table-cell>
          <table:table-cell office:value-type="float" office:value="18058" table:style-name="ce10">
            <text:p>18,0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9981" table:style-name="ce53">
            <text:p>9,981</text:p>
          </table:table-cell>
          <table:table-cell office:value-type="float" office:value="30427" table:style-name="ce11">
            <text:p>30,427</text:p>
          </table:table-cell>
          <table:table-cell office:value-type="float" office:value="15611" table:style-name="ce11">
            <text:p>15,611</text:p>
          </table:table-cell>
          <table:table-cell office:value-type="float" office:value="14816" table:style-name="ce10">
            <text:p>14,8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689" table:style-name="ce53">
            <text:p>2,689</text:p>
          </table:table-cell>
          <table:table-cell office:value-type="float" office:value="7354" table:style-name="ce11">
            <text:p>7,354</text:p>
          </table:table-cell>
          <table:table-cell office:value-type="float" office:value="3859" table:style-name="ce11">
            <text:p>3,859</text:p>
          </table:table-cell>
          <table:table-cell office:value-type="float" office:value="3495" table:style-name="ce10">
            <text:p>3,4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32" table:style-name="ce53">
            <text:p>5,132</text:p>
          </table:table-cell>
          <table:table-cell office:value-type="float" office:value="14271" table:style-name="ce11">
            <text:p>14,271</text:p>
          </table:table-cell>
          <table:table-cell office:value-type="float" office:value="7388" table:style-name="ce11">
            <text:p>7,388</text:p>
          </table:table-cell>
          <table:table-cell office:value-type="float" office:value="6883" table:style-name="ce10">
            <text:p>6,8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28" table:style-name="ce53">
            <text:p>3,528</text:p>
          </table:table-cell>
          <table:table-cell office:value-type="float" office:value="9885" table:style-name="ce11">
            <text:p>9,885</text:p>
          </table:table-cell>
          <table:table-cell office:value-type="float" office:value="5234" table:style-name="ce11">
            <text:p>5,234</text:p>
          </table:table-cell>
          <table:table-cell office:value-type="float" office:value="4651" table:style-name="ce10">
            <text:p>4,6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69" table:style-name="ce53">
            <text:p>2,869</text:p>
          </table:table-cell>
          <table:table-cell office:value-type="float" office:value="8825" table:style-name="ce11">
            <text:p>8,825</text:p>
          </table:table-cell>
          <table:table-cell office:value-type="float" office:value="4773" table:style-name="ce11">
            <text:p>4,773</text:p>
          </table:table-cell>
          <table:table-cell office:value-type="float" office:value="4052" table:style-name="ce10">
            <text:p>4,0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80" table:style-name="ce53">
            <text:p>1,980</text:p>
          </table:table-cell>
          <table:table-cell office:value-type="float" office:value="4975" table:style-name="ce11">
            <text:p>4,975</text:p>
          </table:table-cell>
          <table:table-cell office:value-type="float" office:value="2791" table:style-name="ce11">
            <text:p>2,791</text:p>
          </table:table-cell>
          <table:table-cell office:value-type="float" office:value="2184" table:style-name="ce10">
            <text:p>2,1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297" table:style-name="ce53">
            <text:p>27,297</text:p>
          </table:table-cell>
          <table:table-cell office:value-type="float" office:value="74692" table:style-name="ce11">
            <text:p>74,692</text:p>
          </table:table-cell>
          <table:table-cell office:value-type="float" office:value="37886" table:style-name="ce11">
            <text:p>37,886</text:p>
          </table:table-cell>
          <table:table-cell office:value-type="float" office:value="36806" table:style-name="ce10">
            <text:p>36,8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535" table:style-name="ce53">
            <text:p>22,535</text:p>
          </table:table-cell>
          <table:table-cell office:value-type="float" office:value="68181" table:style-name="ce11">
            <text:p>68,181</text:p>
          </table:table-cell>
          <table:table-cell office:value-type="float" office:value="34666" table:style-name="ce11">
            <text:p>34,666</text:p>
          </table:table-cell>
          <table:table-cell office:value-type="float" office:value="33515" table:style-name="ce10">
            <text:p>33,5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64" table:style-name="ce53">
            <text:p>11,064</text:p>
          </table:table-cell>
          <table:table-cell office:value-type="float" office:value="34584" table:style-name="ce11">
            <text:p>34,584</text:p>
          </table:table-cell>
          <table:table-cell office:value-type="float" office:value="17839" table:style-name="ce11">
            <text:p>17,839</text:p>
          </table:table-cell>
          <table:table-cell office:value-type="float" office:value="16745" table:style-name="ce10">
            <text:p>16,7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49" table:style-name="ce53">
            <text:p>1,549</text:p>
          </table:table-cell>
          <table:table-cell office:value-type="float" office:value="4101" table:style-name="ce11">
            <text:p>4,101</text:p>
          </table:table-cell>
          <table:table-cell office:value-type="float" office:value="2197" table:style-name="ce11">
            <text:p>2,197</text:p>
          </table:table-cell>
          <table:table-cell office:value-type="float" office:value="1904" table:style-name="ce10">
            <text:p>1,9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2968" table:style-name="ce53">
            <text:p>82,968</text:p>
          </table:table-cell>
          <table:table-cell office:value-type="float" office:value="232385" table:style-name="ce11">
            <text:p>232,385</text:p>
          </table:table-cell>
          <table:table-cell office:value-type="float" office:value="114658" table:style-name="ce11">
            <text:p>114,658</text:p>
          </table:table-cell>
          <table:table-cell office:value-type="float" office:value="117727" table:style-name="ce10">
            <text:p>117,7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874" table:style-name="ce53">
            <text:p>71,874</text:p>
          </table:table-cell>
          <table:table-cell office:value-type="float" office:value="187924" table:style-name="ce11">
            <text:p>187,924</text:p>
          </table:table-cell>
          <table:table-cell office:value-type="float" office:value="90212" table:style-name="ce11">
            <text:p>90,212</text:p>
          </table:table-cell>
          <table:table-cell office:value-type="float" office:value="97712" table:style-name="ce10">
            <text:p>97,7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381" table:style-name="ce53">
            <text:p>45,381</text:p>
          </table:table-cell>
          <table:table-cell office:value-type="float" office:value="125830" table:style-name="ce11">
            <text:p>125,830</text:p>
          </table:table-cell>
          <table:table-cell office:value-type="float" office:value="62418" table:style-name="ce11">
            <text:p>62,418</text:p>
          </table:table-cell>
          <table:table-cell office:value-type="float" office:value="63412" table:style-name="ce10">
            <text:p>63,4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534" table:style-name="ce53">
            <text:p>50,534</text:p>
          </table:table-cell>
          <table:table-cell office:value-type="float" office:value="132963" table:style-name="ce11">
            <text:p>132,963</text:p>
          </table:table-cell>
          <table:table-cell office:value-type="float" office:value="64765" table:style-name="ce11">
            <text:p>64,765</text:p>
          </table:table-cell>
          <table:table-cell office:value-type="float" office:value="68198" table:style-name="ce10">
            <text:p>68,1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2116" table:style-name="ce53">
            <text:p>62,116</text:p>
          </table:table-cell>
          <table:table-cell office:value-type="float" office:value="191287" table:style-name="ce11">
            <text:p>191,287</text:p>
          </table:table-cell>
          <table:table-cell office:value-type="float" office:value="96526" table:style-name="ce11">
            <text:p>96,526</text:p>
          </table:table-cell>
          <table:table-cell office:value-type="float" office:value="94761" table:style-name="ce10">
            <text:p>94,7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197" table:style-name="ce53">
            <text:p>25,197</text:p>
          </table:table-cell>
          <table:table-cell office:value-type="float" office:value="65846" table:style-name="ce11">
            <text:p>65,846</text:p>
          </table:table-cell>
          <table:table-cell office:value-type="float" office:value="31270" table:style-name="ce11">
            <text:p>31,270</text:p>
          </table:table-cell>
          <table:table-cell office:value-type="float" office:value="34576" table:style-name="ce10">
            <text:p>34,57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0713" table:style-name="ce54">
            <text:p>30,713</text:p>
          </table:table-cell>
          <table:table-cell office:value-type="float" office:value="77005" table:style-name="ce18">
            <text:p>77,005</text:p>
          </table:table-cell>
          <table:table-cell office:value-type="float" office:value="37434" table:style-name="ce18">
            <text:p>37,434</text:p>
          </table:table-cell>
          <table:table-cell office:value-type="float" office:value="39571" table:style-name="ce17">
            <text:p>39,571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83425" table:style-name="ce76">
            <text:p>1,083,425</text:p>
          </table:table-cell>
          <table:table-cell office:value-type="float" office:value="2779332" table:style-name="ce80">
            <text:p>2,779,332</text:p>
          </table:table-cell>
          <table:table-cell office:value-type="float" office:value="1378847" table:style-name="ce81">
            <text:p>1,378,847</text:p>
          </table:table-cell>
          <table:table-cell office:value-type="float" office:value="1400485" table:style-name="ce73">
            <text:p>1,400,4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31" table:style-name="ce9">
            <text:p>10,831</text:p>
          </table:table-cell>
          <table:table-cell office:value-type="float" office:value="24638" table:style-name="ce11">
            <text:p>24,638</text:p>
          </table:table-cell>
          <table:table-cell office:value-type="float" office:value="12204" table:style-name="ce9">
            <text:p>12,204</text:p>
          </table:table-cell>
          <table:table-cell office:value-type="float" office:value="12434" table:style-name="ce9">
            <text:p>12,4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306" table:style-name="ce9">
            <text:p>57,306</text:p>
          </table:table-cell>
          <table:table-cell office:value-type="float" office:value="138122" table:style-name="ce11">
            <text:p>138,122</text:p>
          </table:table-cell>
          <table:table-cell office:value-type="float" office:value="66791" table:style-name="ce9">
            <text:p>66,791</text:p>
          </table:table-cell>
          <table:table-cell office:value-type="float" office:value="71331" table:style-name="ce9">
            <text:p>71,3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439" table:style-name="ce9">
            <text:p>78,439</text:p>
          </table:table-cell>
          <table:table-cell office:value-type="float" office:value="197008" table:style-name="ce11">
            <text:p>197,008</text:p>
          </table:table-cell>
          <table:table-cell office:value-type="float" office:value="94977" table:style-name="ce9">
            <text:p>94,977</text:p>
          </table:table-cell>
          <table:table-cell office:value-type="float" office:value="102031" table:style-name="ce9">
            <text:p>102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69068" table:style-name="ce9">
            <text:p>69,068</text:p>
          </table:table-cell>
          <table:table-cell office:value-type="float" office:value="181936" table:style-name="ce11">
            <text:p>181,936</text:p>
          </table:table-cell>
          <table:table-cell office:value-type="float" office:value="89545" table:style-name="ce9">
            <text:p>89,545</text:p>
          </table:table-cell>
          <table:table-cell office:value-type="float" office:value="92391" table:style-name="ce9">
            <text:p>92,3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6094" table:style-name="ce9">
            <text:p>136,094</text:p>
          </table:table-cell>
          <table:table-cell office:value-type="float" office:value="344904" table:style-name="ce11">
            <text:p>344,904</text:p>
          </table:table-cell>
          <table:table-cell office:value-type="float" office:value="167118" table:style-name="ce9">
            <text:p>167,118</text:p>
          </table:table-cell>
          <table:table-cell office:value-type="float" office:value="177786" table:style-name="ce9">
            <text:p>177,7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666" table:style-name="ce9">
            <text:p>22,666</text:p>
          </table:table-cell>
          <table:table-cell office:value-type="float" office:value="51336" table:style-name="ce11">
            <text:p>51,336</text:p>
          </table:table-cell>
          <table:table-cell office:value-type="float" office:value="24714" table:style-name="ce9">
            <text:p>24,714</text:p>
          </table:table-cell>
          <table:table-cell office:value-type="float" office:value="26622" table:style-name="ce9">
            <text:p>26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559" table:style-name="ce9">
            <text:p>12,559</text:p>
          </table:table-cell>
          <table:table-cell office:value-type="float" office:value="27164" table:style-name="ce11">
            <text:p>27,164</text:p>
          </table:table-cell>
          <table:table-cell office:value-type="float" office:value="13029" table:style-name="ce9">
            <text:p>13,029</text:p>
          </table:table-cell>
          <table:table-cell office:value-type="float" office:value="14135" table:style-name="ce9">
            <text:p>14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204" table:style-name="ce9">
            <text:p>72,204</text:p>
          </table:table-cell>
          <table:table-cell office:value-type="float" office:value="172768" table:style-name="ce11">
            <text:p>172,768</text:p>
          </table:table-cell>
          <table:table-cell office:value-type="float" office:value="83355" table:style-name="ce9">
            <text:p>83,355</text:p>
          </table:table-cell>
          <table:table-cell office:value-type="float" office:value="89413" table:style-name="ce9">
            <text:p>89,4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590" table:style-name="ce9">
            <text:p>78,590</text:p>
          </table:table-cell>
          <table:table-cell office:value-type="float" office:value="191157" table:style-name="ce11">
            <text:p>191,157</text:p>
          </table:table-cell>
          <table:table-cell office:value-type="float" office:value="94034" table:style-name="ce9">
            <text:p>94,034</text:p>
          </table:table-cell>
          <table:table-cell office:value-type="float" office:value="97123" table:style-name="ce9">
            <text:p>97,1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07" table:style-name="ce9">
            <text:p>11,107</text:p>
          </table:table-cell>
          <table:table-cell office:value-type="float" office:value="28867" table:style-name="ce11">
            <text:p>28,867</text:p>
          </table:table-cell>
          <table:table-cell office:value-type="float" office:value="14938" table:style-name="ce9">
            <text:p>14,938</text:p>
          </table:table-cell>
          <table:table-cell office:value-type="float" office:value="13929" table:style-name="ce9">
            <text:p>13,92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416" table:style-name="ce9">
            <text:p>67,416</text:p>
          </table:table-cell>
          <table:table-cell office:value-type="float" office:value="157072" table:style-name="ce11">
            <text:p>157,072</text:p>
          </table:table-cell>
          <table:table-cell office:value-type="float" office:value="78100" table:style-name="ce9">
            <text:p>78,100</text:p>
          </table:table-cell>
          <table:table-cell office:value-type="float" office:value="78972" table:style-name="ce9">
            <text:p>78,9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38962" table:style-name="ce9">
            <text:p>138,962</text:p>
          </table:table-cell>
          <table:table-cell office:value-type="float" office:value="357986" table:style-name="ce11">
            <text:p>357,986</text:p>
          </table:table-cell>
          <table:table-cell office:value-type="float" office:value="175761" table:style-name="ce9">
            <text:p>175,761</text:p>
          </table:table-cell>
          <table:table-cell office:value-type="float" office:value="182225" table:style-name="ce9">
            <text:p>182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735" table:style-name="ce9">
            <text:p>25,735</text:p>
          </table:table-cell>
          <table:table-cell office:value-type="float" office:value="70163" table:style-name="ce11">
            <text:p>70,163</text:p>
          </table:table-cell>
          <table:table-cell office:value-type="float" office:value="35579" table:style-name="ce9">
            <text:p>35,579</text:p>
          </table:table-cell>
          <table:table-cell office:value-type="float" office:value="34584" table:style-name="ce9">
            <text:p>34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1891" table:style-name="ce9">
            <text:p>41,891</text:p>
          </table:table-cell>
          <table:table-cell office:value-type="float" office:value="112213" table:style-name="ce11">
            <text:p>112,213</text:p>
          </table:table-cell>
          <table:table-cell office:value-type="float" office:value="57531" table:style-name="ce9">
            <text:p>57,531</text:p>
          </table:table-cell>
          <table:table-cell office:value-type="float" office:value="54682" table:style-name="ce9">
            <text:p>54,6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553" table:style-name="ce9">
            <text:p>13,553</text:p>
          </table:table-cell>
          <table:table-cell office:value-type="float" office:value="43021" table:style-name="ce11">
            <text:p>43,021</text:p>
          </table:table-cell>
          <table:table-cell office:value-type="float" office:value="22076" table:style-name="ce9">
            <text:p>22,076</text:p>
          </table:table-cell>
          <table:table-cell office:value-type="float" office:value="20945" table:style-name="ce9">
            <text:p>20,9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844" table:style-name="ce9">
            <text:p>12,844</text:p>
          </table:table-cell>
          <table:table-cell office:value-type="float" office:value="34584" table:style-name="ce11">
            <text:p>34,584</text:p>
          </table:table-cell>
          <table:table-cell office:value-type="float" office:value="17562" table:style-name="ce9">
            <text:p>17,562</text:p>
          </table:table-cell>
          <table:table-cell office:value-type="float" office:value="17022" table:style-name="ce9">
            <text:p>17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2193" table:style-name="ce9">
            <text:p>32,193</text:p>
          </table:table-cell>
          <table:table-cell office:value-type="float" office:value="84317" table:style-name="ce11">
            <text:p>84,317</text:p>
          </table:table-cell>
          <table:table-cell office:value-type="float" office:value="42859" table:style-name="ce9">
            <text:p>42,859</text:p>
          </table:table-cell>
          <table:table-cell office:value-type="float" office:value="41458" table:style-name="ce9">
            <text:p>41,4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107" table:style-name="ce9">
            <text:p>18,107</text:p>
          </table:table-cell>
          <table:table-cell office:value-type="float" office:value="44243" table:style-name="ce11">
            <text:p>44,243</text:p>
          </table:table-cell>
          <table:table-cell office:value-type="float" office:value="22484" table:style-name="ce9">
            <text:p>22,484</text:p>
          </table:table-cell>
          <table:table-cell office:value-type="float" office:value="21759" table:style-name="ce9">
            <text:p>21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879" table:style-name="ce9">
            <text:p>34,879</text:p>
          </table:table-cell>
          <table:table-cell office:value-type="float" office:value="97669" table:style-name="ce11">
            <text:p>97,669</text:p>
          </table:table-cell>
          <table:table-cell office:value-type="float" office:value="48498" table:style-name="ce9">
            <text:p>48,498</text:p>
          </table:table-cell>
          <table:table-cell office:value-type="float" office:value="49171" table:style-name="ce9">
            <text:p>49,1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470" table:style-name="ce9">
            <text:p>13,470</text:p>
          </table:table-cell>
          <table:table-cell office:value-type="float" office:value="37457" table:style-name="ce11">
            <text:p>37,457</text:p>
          </table:table-cell>
          <table:table-cell office:value-type="float" office:value="19045" table:style-name="ce9">
            <text:p>19,045</text:p>
          </table:table-cell>
          <table:table-cell office:value-type="float" office:value="18412" table:style-name="ce9">
            <text:p>18,4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458" table:style-name="ce9">
            <text:p>10,458</text:p>
          </table:table-cell>
          <table:table-cell office:value-type="float" office:value="29970" table:style-name="ce11">
            <text:p>29,970</text:p>
          </table:table-cell>
          <table:table-cell office:value-type="float" office:value="15839" table:style-name="ce9">
            <text:p>15,839</text:p>
          </table:table-cell>
          <table:table-cell office:value-type="float" office:value="14131" table:style-name="ce9">
            <text:p>14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303" table:style-name="ce9">
            <text:p>3,303</text:p>
          </table:table-cell>
          <table:table-cell office:value-type="float" office:value="7328" table:style-name="ce11">
            <text:p>7,328</text:p>
          </table:table-cell>
          <table:table-cell office:value-type="float" office:value="4059" table:style-name="ce9">
            <text:p>4,059</text:p>
          </table:table-cell>
          <table:table-cell office:value-type="float" office:value="3269" table:style-name="ce9">
            <text:p>3,2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04" table:style-name="ce9">
            <text:p>9,404</text:p>
          </table:table-cell>
          <table:table-cell office:value-type="float" office:value="29064" table:style-name="ce11">
            <text:p>29,064</text:p>
          </table:table-cell>
          <table:table-cell office:value-type="float" office:value="14672" table:style-name="ce9">
            <text:p>14,672</text:p>
          </table:table-cell>
          <table:table-cell office:value-type="float" office:value="14392" table:style-name="ce9">
            <text:p>14,3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6951" table:style-name="ce9">
            <text:p>16,951</text:p>
          </table:table-cell>
          <table:table-cell office:value-type="float" office:value="52993" table:style-name="ce11">
            <text:p>52,993</text:p>
          </table:table-cell>
          <table:table-cell office:value-type="float" office:value="27066" table:style-name="ce9">
            <text:p>27,066</text:p>
          </table:table-cell>
          <table:table-cell office:value-type="float" office:value="25927" table:style-name="ce9">
            <text:p>25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751" table:style-name="ce9">
            <text:p>10,751</text:p>
          </table:table-cell>
          <table:table-cell office:value-type="float" office:value="29872" table:style-name="ce11">
            <text:p>29,872</text:p>
          </table:table-cell>
          <table:table-cell office:value-type="float" office:value="15220" table:style-name="ce9">
            <text:p>15,220</text:p>
          </table:table-cell>
          <table:table-cell office:value-type="float" office:value="14652" table:style-name="ce9">
            <text:p>14,6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497" table:style-name="ce9">
            <text:p>10,497</text:p>
          </table:table-cell>
          <table:table-cell office:value-type="float" office:value="30378" table:style-name="ce11">
            <text:p>30,378</text:p>
          </table:table-cell>
          <table:table-cell office:value-type="float" office:value="15684" table:style-name="ce9">
            <text:p>15,684</text:p>
          </table:table-cell>
          <table:table-cell office:value-type="float" office:value="14694" table:style-name="ce9">
            <text:p>14,6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8" table:style-name="ce9">
            <text:p>5,748</text:p>
          </table:table-cell>
          <table:table-cell office:value-type="float" office:value="14031" table:style-name="ce11">
            <text:p>14,031</text:p>
          </table:table-cell>
          <table:table-cell office:value-type="float" office:value="7058" table:style-name="ce9">
            <text:p>7,058</text:p>
          </table:table-cell>
          <table:table-cell office:value-type="float" office:value="6973" table:style-name="ce9">
            <text:p>6,9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84" table:style-name="ce9">
            <text:p>6,784</text:p>
          </table:table-cell>
          <table:table-cell office:value-type="float" office:value="19527" table:style-name="ce11">
            <text:p>19,527</text:p>
          </table:table-cell>
          <table:table-cell office:value-type="float" office:value="10046" table:style-name="ce9">
            <text:p>10,046</text:p>
          </table:table-cell>
          <table:table-cell office:value-type="float" office:value="9481" table:style-name="ce9">
            <text:p>9,4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593" table:style-name="ce9">
            <text:p>12,593</text:p>
          </table:table-cell>
          <table:table-cell office:value-type="float" office:value="36262" table:style-name="ce11">
            <text:p>36,262</text:p>
          </table:table-cell>
          <table:table-cell office:value-type="float" office:value="18687" table:style-name="ce9">
            <text:p>18,687</text:p>
          </table:table-cell>
          <table:table-cell office:value-type="float" office:value="17575" table:style-name="ce9">
            <text:p>17,5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94" table:style-name="ce9">
            <text:p>13,794</text:p>
          </table:table-cell>
          <table:table-cell office:value-type="float" office:value="37297" table:style-name="ce11">
            <text:p>37,297</text:p>
          </table:table-cell>
          <table:table-cell office:value-type="float" office:value="19301" table:style-name="ce9">
            <text:p>19,301</text:p>
          </table:table-cell>
          <table:table-cell office:value-type="float" office:value="17996" table:style-name="ce9">
            <text:p>17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664" table:style-name="ce9">
            <text:p>14,664</text:p>
          </table:table-cell>
          <table:table-cell office:value-type="float" office:value="40419" table:style-name="ce11">
            <text:p>40,419</text:p>
          </table:table-cell>
          <table:table-cell office:value-type="float" office:value="21206" table:style-name="ce9">
            <text:p>21,206</text:p>
          </table:table-cell>
          <table:table-cell office:value-type="float" office:value="19213" table:style-name="ce9">
            <text:p>19,2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58" table:style-name="ce9">
            <text:p>5,558</text:p>
          </table:table-cell>
          <table:table-cell office:value-type="float" office:value="13197" table:style-name="ce11">
            <text:p>13,197</text:p>
          </table:table-cell>
          <table:table-cell office:value-type="float" office:value="7110" table:style-name="ce9">
            <text:p>7,110</text:p>
          </table:table-cell>
          <table:table-cell office:value-type="float" office:value="6087" table:style-name="ce9">
            <text:p>6,0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43" table:style-name="ce9">
            <text:p>2,343</text:p>
          </table:table-cell>
          <table:table-cell office:value-type="float" office:value="6209" table:style-name="ce11">
            <text:p>6,209</text:p>
          </table:table-cell>
          <table:table-cell office:value-type="float" office:value="3305" table:style-name="ce9">
            <text:p>3,305</text:p>
          </table:table-cell>
          <table:table-cell office:value-type="float" office:value="2904" table:style-name="ce9">
            <text:p>2,90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95" table:style-name="ce9">
            <text:p>4,795</text:p>
          </table:table-cell>
          <table:table-cell office:value-type="float" office:value="12184" table:style-name="ce11">
            <text:p>12,184</text:p>
          </table:table-cell>
          <table:table-cell office:value-type="float" office:value="6664" table:style-name="ce9">
            <text:p>6,664</text:p>
          </table:table-cell>
          <table:table-cell office:value-type="float" office:value="5520" table:style-name="ce9">
            <text:p>5,52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05" table:style-name="ce9">
            <text:p>5,105</text:p>
          </table:table-cell>
          <table:table-cell office:value-type="float" office:value="14717" table:style-name="ce11">
            <text:p>14,717</text:p>
          </table:table-cell>
          <table:table-cell office:value-type="float" office:value="7970" table:style-name="ce9">
            <text:p>7,970</text:p>
          </table:table-cell>
          <table:table-cell office:value-type="float" office:value="6747" table:style-name="ce9">
            <text:p>6,74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87" table:style-name="ce9">
            <text:p>587</text:p>
          </table:table-cell>
          <table:table-cell office:value-type="float" office:value="1902" table:style-name="ce11">
            <text:p>1,902</text:p>
          </table:table-cell>
          <table:table-cell office:value-type="float" office:value="946" table:style-name="ce9">
            <text:p>946</text:p>
          </table:table-cell>
          <table:table-cell office:value-type="float" office:value="956" table:style-name="ce9">
            <text:p>95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25" table:style-name="ce9">
            <text:p>1,325</text:p>
          </table:table-cell>
          <table:table-cell office:value-type="float" office:value="4223" table:style-name="ce11">
            <text:p>4,223</text:p>
          </table:table-cell>
          <table:table-cell office:value-type="float" office:value="2199" table:style-name="ce9">
            <text:p>2,199</text:p>
          </table:table-cell>
          <table:table-cell office:value-type="float" office:value="2024" table:style-name="ce9">
            <text:p>2,024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51" table:style-name="ce16">
            <text:p>851</text:p>
          </table:table-cell>
          <table:table-cell office:value-type="float" office:value="3134" table:style-name="ce18">
            <text:p>3,134</text:p>
          </table:table-cell>
          <table:table-cell office:value-type="float" office:value="1615" table:style-name="ce16">
            <text:p>1,615</text:p>
          </table:table-cell>
          <table:table-cell office:value-type="float" office:value="1519" table:style-name="ce16">
            <text:p>1,519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7004" table:style-name="ce72">
            <text:p>167,004</text:p>
          </table:table-cell>
          <table:table-cell office:value-type="float" office:value="457349" table:style-name="ce80">
            <text:p>457,349</text:p>
          </table:table-cell>
          <table:table-cell office:value-type="float" office:value="231604" table:style-name="ce80">
            <text:p>231,604</text:p>
          </table:table-cell>
          <table:table-cell office:value-type="float" office:value="225745" table:style-name="ce74">
            <text:p>225,7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5969" table:style-name="ce53">
            <text:p>35,969</text:p>
          </table:table-cell>
          <table:table-cell office:value-type="float" office:value="95902" table:style-name="ce11">
            <text:p>95,902</text:p>
          </table:table-cell>
          <table:table-cell office:value-type="float" office:value="46822" table:style-name="ce11">
            <text:p>46,822</text:p>
          </table:table-cell>
          <table:table-cell office:value-type="float" office:value="49080" table:style-name="ce10">
            <text:p>49,0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287" table:style-name="ce53">
            <text:p>26,287</text:p>
          </table:table-cell>
          <table:table-cell office:value-type="float" office:value="72447" table:style-name="ce11">
            <text:p>72,447</text:p>
          </table:table-cell>
          <table:table-cell office:value-type="float" office:value="34346" table:style-name="ce11">
            <text:p>34,346</text:p>
          </table:table-cell>
          <table:table-cell office:value-type="float" office:value="38101" table:style-name="ce10">
            <text:p>38,1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47" table:style-name="ce53">
            <text:p>14,147</text:p>
          </table:table-cell>
          <table:table-cell office:value-type="float" office:value="40475" table:style-name="ce11">
            <text:p>40,475</text:p>
          </table:table-cell>
          <table:table-cell office:value-type="float" office:value="20598" table:style-name="ce11">
            <text:p>20,598</text:p>
          </table:table-cell>
          <table:table-cell office:value-type="float" office:value="19877" table:style-name="ce10">
            <text:p>19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18" table:style-name="ce53">
            <text:p>10,218</text:p>
          </table:table-cell>
          <table:table-cell office:value-type="float" office:value="29670" table:style-name="ce11">
            <text:p>29,670</text:p>
          </table:table-cell>
          <table:table-cell office:value-type="float" office:value="15292" table:style-name="ce11">
            <text:p>15,292</text:p>
          </table:table-cell>
          <table:table-cell office:value-type="float" office:value="14378" table:style-name="ce10">
            <text:p>14,3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3879" table:style-name="ce53">
            <text:p>13,879</text:p>
          </table:table-cell>
          <table:table-cell office:value-type="float" office:value="35908" table:style-name="ce11">
            <text:p>35,908</text:p>
          </table:table-cell>
          <table:table-cell office:value-type="float" office:value="18705" table:style-name="ce11">
            <text:p>18,705</text:p>
          </table:table-cell>
          <table:table-cell office:value-type="float" office:value="17203" table:style-name="ce10">
            <text:p>17,2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722" table:style-name="ce53">
            <text:p>8,722</text:p>
          </table:table-cell>
          <table:table-cell office:value-type="float" office:value="24229" table:style-name="ce11">
            <text:p>24,229</text:p>
          </table:table-cell>
          <table:table-cell office:value-type="float" office:value="12829" table:style-name="ce11">
            <text:p>12,829</text:p>
          </table:table-cell>
          <table:table-cell office:value-type="float" office:value="11400" table:style-name="ce10">
            <text:p>11,4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672" table:style-name="ce53">
            <text:p>11,672</text:p>
          </table:table-cell>
          <table:table-cell office:value-type="float" office:value="32371" table:style-name="ce11">
            <text:p>32,371</text:p>
          </table:table-cell>
          <table:table-cell office:value-type="float" office:value="17166" table:style-name="ce11">
            <text:p>17,166</text:p>
          </table:table-cell>
          <table:table-cell office:value-type="float" office:value="15205" table:style-name="ce10">
            <text:p>15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107" table:style-name="ce53">
            <text:p>19,107</text:p>
          </table:table-cell>
          <table:table-cell office:value-type="float" office:value="53299" table:style-name="ce11">
            <text:p>53,299</text:p>
          </table:table-cell>
          <table:table-cell office:value-type="float" office:value="27382" table:style-name="ce11">
            <text:p>27,382</text:p>
          </table:table-cell>
          <table:table-cell office:value-type="float" office:value="25917" table:style-name="ce10">
            <text:p>25,9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738" table:style-name="ce53">
            <text:p>14,738</text:p>
          </table:table-cell>
          <table:table-cell office:value-type="float" office:value="39648" table:style-name="ce11">
            <text:p>39,648</text:p>
          </table:table-cell>
          <table:table-cell office:value-type="float" office:value="20538" table:style-name="ce11">
            <text:p>20,538</text:p>
          </table:table-cell>
          <table:table-cell office:value-type="float" office:value="19110" table:style-name="ce10">
            <text:p>19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450" table:style-name="ce53">
            <text:p>8,450</text:p>
          </table:table-cell>
          <table:table-cell office:value-type="float" office:value="21385" table:style-name="ce11">
            <text:p>21,385</text:p>
          </table:table-cell>
          <table:table-cell office:value-type="float" office:value="11515" table:style-name="ce11">
            <text:p>11,515</text:p>
          </table:table-cell>
          <table:table-cell office:value-type="float" office:value="9870" table:style-name="ce10">
            <text:p>9,8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88" table:style-name="ce53">
            <text:p>1,888</text:p>
          </table:table-cell>
          <table:table-cell office:value-type="float" office:value="6092" table:style-name="ce11">
            <text:p>6,092</text:p>
          </table:table-cell>
          <table:table-cell office:value-type="float" office:value="3305" table:style-name="ce11">
            <text:p>3,305</text:p>
          </table:table-cell>
          <table:table-cell office:value-type="float" office:value="2787" table:style-name="ce10">
            <text:p>2,78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27" table:style-name="ce54">
            <text:p>1,927</text:p>
          </table:table-cell>
          <table:table-cell office:value-type="float" office:value="5923" table:style-name="ce18">
            <text:p>5,923</text:p>
          </table:table-cell>
          <table:table-cell office:value-type="float" office:value="3106" table:style-name="ce18">
            <text:p>3,106</text:p>
          </table:table-cell>
          <table:table-cell office:value-type="float" office:value="2817" table:style-name="ce17">
            <text:p>2,817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87644" table:style-name="ce72">
            <text:p>187,644</text:p>
          </table:table-cell>
          <table:table-cell office:value-type="float" office:value="547794" table:style-name="ce80">
            <text:p>547,794</text:p>
          </table:table-cell>
          <table:table-cell office:value-type="float" office:value="280195" table:style-name="ce80">
            <text:p>280,195</text:p>
          </table:table-cell>
          <table:table-cell office:value-type="float" office:value="267599" table:style-name="ce74">
            <text:p>267,59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3360" table:style-name="ce53">
            <text:p>63,360</text:p>
          </table:table-cell>
          <table:table-cell office:value-type="float" office:value="176966" table:style-name="ce11">
            <text:p>176,966</text:p>
          </table:table-cell>
          <table:table-cell office:value-type="float" office:value="88171" table:style-name="ce11">
            <text:p>88,171</text:p>
          </table:table-cell>
          <table:table-cell office:value-type="float" office:value="88795" table:style-name="ce10">
            <text:p>88,79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498" table:style-name="ce53">
            <text:p>9,498</text:p>
          </table:table-cell>
          <table:table-cell office:value-type="float" office:value="29380" table:style-name="ce50">
            <text:p>29,380</text:p>
          </table:table-cell>
          <table:table-cell office:value-type="float" office:value="15726" table:style-name="ce11">
            <text:p>15,726</text:p>
          </table:table-cell>
          <table:table-cell office:value-type="float" office:value="13654" table:style-name="ce10">
            <text:p>13,65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08" table:style-name="ce53">
            <text:p>10,708</text:p>
          </table:table-cell>
          <table:table-cell office:value-type="float" office:value="33713" table:style-name="ce50">
            <text:p>33,713</text:p>
          </table:table-cell>
          <table:table-cell office:value-type="float" office:value="17972" table:style-name="ce11">
            <text:p>17,972</text:p>
          </table:table-cell>
          <table:table-cell office:value-type="float" office:value="15741" table:style-name="ce10">
            <text:p>15,74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524" table:style-name="ce53">
            <text:p>33,524</text:p>
          </table:table-cell>
          <table:table-cell office:value-type="float" office:value="96831" table:style-name="ce50">
            <text:p>96,831</text:p>
          </table:table-cell>
          <table:table-cell office:value-type="float" office:value="48676" table:style-name="ce11">
            <text:p>48,676</text:p>
          </table:table-cell>
          <table:table-cell office:value-type="float" office:value="48155" table:style-name="ce10">
            <text:p>48,15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207" table:style-name="ce53">
            <text:p>26,207</text:p>
          </table:table-cell>
          <table:table-cell office:value-type="float" office:value="77515" table:style-name="ce50">
            <text:p>77,515</text:p>
          </table:table-cell>
          <table:table-cell office:value-type="float" office:value="39278" table:style-name="ce11">
            <text:p>39,278</text:p>
          </table:table-cell>
          <table:table-cell office:value-type="float" office:value="38237" table:style-name="ce10">
            <text:p>38,23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86" table:style-name="ce53">
            <text:p>4,486</text:p>
          </table:table-cell>
          <table:table-cell office:value-type="float" office:value="13282" table:style-name="ce50">
            <text:p>13,282</text:p>
          </table:table-cell>
          <table:table-cell office:value-type="float" office:value="7204" table:style-name="ce11">
            <text:p>7,204</text:p>
          </table:table-cell>
          <table:table-cell office:value-type="float" office:value="6078" table:style-name="ce10">
            <text:p>6,07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193" table:style-name="ce53">
            <text:p>18,193</text:p>
          </table:table-cell>
          <table:table-cell office:value-type="float" office:value="56484" table:style-name="ce50">
            <text:p>56,484</text:p>
          </table:table-cell>
          <table:table-cell office:value-type="float" office:value="29000" table:style-name="ce11">
            <text:p>29,000</text:p>
          </table:table-cell>
          <table:table-cell office:value-type="float" office:value="27484" table:style-name="ce10">
            <text:p>27,48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8" table:style-name="ce53">
            <text:p>6,508</text:p>
          </table:table-cell>
          <table:table-cell office:value-type="float" office:value="20158" table:style-name="ce50">
            <text:p>20,158</text:p>
          </table:table-cell>
          <table:table-cell office:value-type="float" office:value="10695" table:style-name="ce11">
            <text:p>10,695</text:p>
          </table:table-cell>
          <table:table-cell office:value-type="float" office:value="9463" table:style-name="ce10">
            <text:p>9,463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362" table:style-name="ce53">
            <text:p>5,362</text:p>
          </table:table-cell>
          <table:table-cell office:value-type="float" office:value="14371" table:style-name="ce50">
            <text:p>14,371</text:p>
          </table:table-cell>
          <table:table-cell office:value-type="float" office:value="7758" table:style-name="ce11">
            <text:p>7,758</text:p>
          </table:table-cell>
          <table:table-cell office:value-type="float" office:value="6613" table:style-name="ce10">
            <text:p>6,613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27" table:style-name="ce53">
            <text:p>3,127</text:p>
          </table:table-cell>
          <table:table-cell office:value-type="float" office:value="9520" table:style-name="ce50">
            <text:p>9,520</text:p>
          </table:table-cell>
          <table:table-cell office:value-type="float" office:value="5168" table:style-name="ce11">
            <text:p>5,168</text:p>
          </table:table-cell>
          <table:table-cell office:value-type="float" office:value="4352" table:style-name="ce10">
            <text:p>4,35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86" table:style-name="ce53">
            <text:p>2,086</text:p>
          </table:table-cell>
          <table:table-cell office:value-type="float" office:value="5591" table:style-name="ce50">
            <text:p>5,591</text:p>
          </table:table-cell>
          <table:table-cell office:value-type="float" office:value="3096" table:style-name="ce11">
            <text:p>3,096</text:p>
          </table:table-cell>
          <table:table-cell office:value-type="float" office:value="2495" table:style-name="ce10">
            <text:p>2,495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43" table:style-name="ce53">
            <text:p>2,843</text:p>
          </table:table-cell>
          <table:table-cell office:value-type="float" office:value="9420" table:style-name="ce50">
            <text:p>9,420</text:p>
          </table:table-cell>
          <table:table-cell office:value-type="float" office:value="4987" table:style-name="ce11">
            <text:p>4,987</text:p>
          </table:table-cell>
          <table:table-cell office:value-type="float" office:value="4433" table:style-name="ce10">
            <text:p>4,433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42" table:style-name="ce54">
            <text:p>1,742</text:p>
          </table:table-cell>
          <table:table-cell office:value-type="float" office:value="4563" table:style-name="ce52">
            <text:p>4,563</text:p>
          </table:table-cell>
          <table:table-cell office:value-type="float" office:value="2464" table:style-name="ce18">
            <text:p>2,464</text:p>
          </table:table-cell>
          <table:table-cell office:value-type="float" office:value="2099" table:style-name="ce17">
            <text:p>2,09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5957" table:style-name="ce72">
            <text:p>185,957</text:p>
          </table:table-cell>
          <table:table-cell office:value-type="float" office:value="558779" table:style-name="ce80">
            <text:p>558,779</text:p>
          </table:table-cell>
          <table:table-cell office:value-type="float" office:value="288249" table:style-name="ce80">
            <text:p>288,249</text:p>
          </table:table-cell>
          <table:table-cell office:value-type="float" office:value="270530" table:style-name="ce74">
            <text:p>270,5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038" table:style-name="ce53">
            <text:p>31,038</text:p>
          </table:table-cell>
          <table:table-cell office:value-type="float" office:value="89850" table:style-name="ce11">
            <text:p>89,850</text:p>
          </table:table-cell>
          <table:table-cell office:value-type="float" office:value="44911" table:style-name="ce11">
            <text:p>44,911</text:p>
          </table:table-cell>
          <table:table-cell office:value-type="float" office:value="44939" table:style-name="ce10">
            <text:p>44,939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4007" table:style-name="ce53">
            <text:p>34,007</text:p>
          </table:table-cell>
          <table:table-cell office:value-type="float" office:value="103162" table:style-name="ce11">
            <text:p>103,162</text:p>
          </table:table-cell>
          <table:table-cell office:value-type="float" office:value="52055" table:style-name="ce11">
            <text:p>52,055</text:p>
          </table:table-cell>
          <table:table-cell office:value-type="float" office:value="51107" table:style-name="ce10">
            <text:p>51,107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568" table:style-name="ce53">
            <text:p>14,568</text:p>
          </table:table-cell>
          <table:table-cell office:value-type="float" office:value="46939" table:style-name="ce11">
            <text:p>46,939</text:p>
          </table:table-cell>
          <table:table-cell office:value-type="float" office:value="24432" table:style-name="ce11">
            <text:p>24,432</text:p>
          </table:table-cell>
          <table:table-cell office:value-type="float" office:value="22507" table:style-name="ce10">
            <text:p>22,5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58" table:style-name="ce53">
            <text:p>11,558</text:p>
          </table:table-cell>
          <table:table-cell office:value-type="float" office:value="35389" table:style-name="ce11">
            <text:p>35,389</text:p>
          </table:table-cell>
          <table:table-cell office:value-type="float" office:value="18692" table:style-name="ce11">
            <text:p>18,692</text:p>
          </table:table-cell>
          <table:table-cell office:value-type="float" office:value="16697" table:style-name="ce10">
            <text:p>16,6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8518" table:style-name="ce53">
            <text:p>28,518</text:p>
          </table:table-cell>
          <table:table-cell office:value-type="float" office:value="85005" table:style-name="ce11">
            <text:p>85,005</text:p>
          </table:table-cell>
          <table:table-cell office:value-type="float" office:value="42890" table:style-name="ce11">
            <text:p>42,890</text:p>
          </table:table-cell>
          <table:table-cell office:value-type="float" office:value="42115" table:style-name="ce10">
            <text:p>42,1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898" table:style-name="ce53">
            <text:p>11,898</text:p>
          </table:table-cell>
          <table:table-cell office:value-type="float" office:value="37228" table:style-name="ce11">
            <text:p>37,228</text:p>
          </table:table-cell>
          <table:table-cell office:value-type="float" office:value="19651" table:style-name="ce11">
            <text:p>19,651</text:p>
          </table:table-cell>
          <table:table-cell office:value-type="float" office:value="17577" table:style-name="ce10">
            <text:p>17,5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71" table:style-name="ce53">
            <text:p>6,071</text:p>
          </table:table-cell>
          <table:table-cell office:value-type="float" office:value="17569" table:style-name="ce11">
            <text:p>17,569</text:p>
          </table:table-cell>
          <table:table-cell office:value-type="float" office:value="9166" table:style-name="ce11">
            <text:p>9,166</text:p>
          </table:table-cell>
          <table:table-cell office:value-type="float" office:value="8403" table:style-name="ce10">
            <text:p>8,4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402" table:style-name="ce53">
            <text:p>5,402</text:p>
          </table:table-cell>
          <table:table-cell office:value-type="float" office:value="15071" table:style-name="ce11">
            <text:p>15,071</text:p>
          </table:table-cell>
          <table:table-cell office:value-type="float" office:value="7998" table:style-name="ce11">
            <text:p>7,998</text:p>
          </table:table-cell>
          <table:table-cell office:value-type="float" office:value="7073" table:style-name="ce10">
            <text:p>7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76" table:style-name="ce53">
            <text:p>10,676</text:p>
          </table:table-cell>
          <table:table-cell office:value-type="float" office:value="34179" table:style-name="ce11">
            <text:p>34,179</text:p>
          </table:table-cell>
          <table:table-cell office:value-type="float" office:value="17829" table:style-name="ce11">
            <text:p>17,829</text:p>
          </table:table-cell>
          <table:table-cell office:value-type="float" office:value="16350" table:style-name="ce10">
            <text:p>16,3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63" table:style-name="ce53">
            <text:p>6,163</text:p>
          </table:table-cell>
          <table:table-cell office:value-type="float" office:value="18433" table:style-name="ce11">
            <text:p>18,433</text:p>
          </table:table-cell>
          <table:table-cell office:value-type="float" office:value="9777" table:style-name="ce11">
            <text:p>9,777</text:p>
          </table:table-cell>
          <table:table-cell office:value-type="float" office:value="8656" table:style-name="ce10">
            <text:p>8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57" table:style-name="ce53">
            <text:p>3,957</text:p>
          </table:table-cell>
          <table:table-cell office:value-type="float" office:value="10381" table:style-name="ce11">
            <text:p>10,381</text:p>
          </table:table-cell>
          <table:table-cell office:value-type="float" office:value="5719" table:style-name="ce11">
            <text:p>5,719</text:p>
          </table:table-cell>
          <table:table-cell office:value-type="float" office:value="4662" table:style-name="ce10">
            <text:p>4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67" table:style-name="ce53">
            <text:p>3,667</text:p>
          </table:table-cell>
          <table:table-cell office:value-type="float" office:value="11097" table:style-name="ce11">
            <text:p>11,097</text:p>
          </table:table-cell>
          <table:table-cell office:value-type="float" office:value="5887" table:style-name="ce11">
            <text:p>5,887</text:p>
          </table:table-cell>
          <table:table-cell office:value-type="float" office:value="5210" table:style-name="ce10">
            <text:p>5,2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81" table:style-name="ce53">
            <text:p>5,581</text:p>
          </table:table-cell>
          <table:table-cell office:value-type="float" office:value="16788" table:style-name="ce11">
            <text:p>16,788</text:p>
          </table:table-cell>
          <table:table-cell office:value-type="float" office:value="8840" table:style-name="ce11">
            <text:p>8,840</text:p>
          </table:table-cell>
          <table:table-cell office:value-type="float" office:value="7948" table:style-name="ce10">
            <text:p>7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62" table:style-name="ce53">
            <text:p>2,662</text:p>
          </table:table-cell>
          <table:table-cell office:value-type="float" office:value="7280" table:style-name="ce11">
            <text:p>7,280</text:p>
          </table:table-cell>
          <table:table-cell office:value-type="float" office:value="4042" table:style-name="ce11">
            <text:p>4,042</text:p>
          </table:table-cell>
          <table:table-cell office:value-type="float" office:value="3238" table:style-name="ce10">
            <text:p>3,2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15" table:style-name="ce53">
            <text:p>4,115</text:p>
          </table:table-cell>
          <table:table-cell office:value-type="float" office:value="13153" table:style-name="ce11">
            <text:p>13,153</text:p>
          </table:table-cell>
          <table:table-cell office:value-type="float" office:value="6924" table:style-name="ce11">
            <text:p>6,924</text:p>
          </table:table-cell>
          <table:table-cell office:value-type="float" office:value="6229" table:style-name="ce10">
            <text:p>6,2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2" table:style-name="ce53">
            <text:p>2,402</text:p>
          </table:table-cell>
          <table:table-cell office:value-type="float" office:value="6864" table:style-name="ce11">
            <text:p>6,864</text:p>
          </table:table-cell>
          <table:table-cell office:value-type="float" office:value="3755" table:style-name="ce11">
            <text:p>3,755</text:p>
          </table:table-cell>
          <table:table-cell office:value-type="float" office:value="3109" table:style-name="ce10">
            <text:p>3,1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1" table:style-name="ce53">
            <text:p>1,721</text:p>
          </table:table-cell>
          <table:table-cell office:value-type="float" office:value="4468" table:style-name="ce11">
            <text:p>4,468</text:p>
          </table:table-cell>
          <table:table-cell office:value-type="float" office:value="2508" table:style-name="ce11">
            <text:p>2,508</text:p>
          </table:table-cell>
          <table:table-cell office:value-type="float" office:value="1960" table:style-name="ce10">
            <text:p>1,96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53" table:style-name="ce54">
            <text:p>1,953</text:p>
          </table:table-cell>
          <table:table-cell office:value-type="float" office:value="5923" table:style-name="ce18">
            <text:p>5,923</text:p>
          </table:table-cell>
          <table:table-cell office:value-type="float" office:value="3173" table:style-name="ce18">
            <text:p>3,173</text:p>
          </table:table-cell>
          <table:table-cell office:value-type="float" office:value="2750" table:style-name="ce17">
            <text:p>2,75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4768" table:style-name="ce72">
            <text:p>384,768</text:p>
          </table:table-cell>
          <table:table-cell office:value-type="float" office:value="1286842" table:style-name="ce80">
            <text:p>1,286,842</text:p>
          </table:table-cell>
          <table:table-cell office:value-type="float" office:value="656523" table:style-name="ce80">
            <text:p>656,523</text:p>
          </table:table-cell>
          <table:table-cell office:value-type="float" office:value="630319" table:style-name="ce74">
            <text:p>630,3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5987" table:style-name="ce53">
            <text:p>75,987</text:p>
          </table:table-cell>
          <table:table-cell office:value-type="float" office:value="234567" table:style-name="ce11">
            <text:p>234,567</text:p>
          </table:table-cell>
          <table:table-cell office:value-type="float" office:value="116005" table:style-name="ce11">
            <text:p>116,005</text:p>
          </table:table-cell>
          <table:table-cell office:value-type="float" office:value="118562" table:style-name="ce10">
            <text:p>118,56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8985" table:style-name="ce53">
            <text:p>38,985</text:p>
          </table:table-cell>
          <table:table-cell office:value-type="float" office:value="124950" table:style-name="ce11">
            <text:p>124,950</text:p>
          </table:table-cell>
          <table:table-cell office:value-type="float" office:value="62105" table:style-name="ce11">
            <text:p>62,105</text:p>
          </table:table-cell>
          <table:table-cell office:value-type="float" office:value="62845" table:style-name="ce10">
            <text:p>62,845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360" table:style-name="ce53">
            <text:p>24,360</text:p>
          </table:table-cell>
          <table:table-cell office:value-type="float" office:value="86779" table:style-name="ce11">
            <text:p>86,779</text:p>
          </table:table-cell>
          <table:table-cell office:value-type="float" office:value="44115" table:style-name="ce11">
            <text:p>44,115</text:p>
          </table:table-cell>
          <table:table-cell office:value-type="float" office:value="42664" table:style-name="ce10">
            <text:p>42,66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562" table:style-name="ce53">
            <text:p>26,562</text:p>
          </table:table-cell>
          <table:table-cell office:value-type="float" office:value="91201" table:style-name="ce11">
            <text:p>91,201</text:p>
          </table:table-cell>
          <table:table-cell office:value-type="float" office:value="46511" table:style-name="ce11">
            <text:p>46,511</text:p>
          </table:table-cell>
          <table:table-cell office:value-type="float" office:value="44690" table:style-name="ce10">
            <text:p>44,69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591" table:style-name="ce53">
            <text:p>10,591</text:p>
          </table:table-cell>
          <table:table-cell office:value-type="float" office:value="33273" table:style-name="ce11">
            <text:p>33,273</text:p>
          </table:table-cell>
          <table:table-cell office:value-type="float" office:value="16784" table:style-name="ce11">
            <text:p>16,784</text:p>
          </table:table-cell>
          <table:table-cell office:value-type="float" office:value="16489" table:style-name="ce10">
            <text:p>16,48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250" table:style-name="ce53">
            <text:p>16,250</text:p>
          </table:table-cell>
          <table:table-cell office:value-type="float" office:value="55694" table:style-name="ce11">
            <text:p>55,694</text:p>
          </table:table-cell>
          <table:table-cell office:value-type="float" office:value="28302" table:style-name="ce11">
            <text:p>28,302</text:p>
          </table:table-cell>
          <table:table-cell office:value-type="float" office:value="27392" table:style-name="ce10">
            <text:p>27,39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086" table:style-name="ce53">
            <text:p>13,086</text:p>
          </table:table-cell>
          <table:table-cell office:value-type="float" office:value="42133" table:style-name="ce11">
            <text:p>42,133</text:p>
          </table:table-cell>
          <table:table-cell office:value-type="float" office:value="21752" table:style-name="ce11">
            <text:p>21,752</text:p>
          </table:table-cell>
          <table:table-cell office:value-type="float" office:value="20381" table:style-name="ce10">
            <text:p>20,38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4979" table:style-name="ce53">
            <text:p>14,979</text:p>
          </table:table-cell>
          <table:table-cell office:value-type="float" office:value="51487" table:style-name="ce11">
            <text:p>51,487</text:p>
          </table:table-cell>
          <table:table-cell office:value-type="float" office:value="26533" table:style-name="ce11">
            <text:p>26,533</text:p>
          </table:table-cell>
          <table:table-cell office:value-type="float" office:value="24954" table:style-name="ce10">
            <text:p>24,95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81" table:style-name="ce53">
            <text:p>4,381</text:p>
          </table:table-cell>
          <table:table-cell office:value-type="float" office:value="16933" table:style-name="ce11">
            <text:p>16,933</text:p>
          </table:table-cell>
          <table:table-cell office:value-type="float" office:value="8741" table:style-name="ce11">
            <text:p>8,741</text:p>
          </table:table-cell>
          <table:table-cell office:value-type="float" office:value="8192" table:style-name="ce10">
            <text:p>8,19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849" table:style-name="ce53">
            <text:p>9,849</text:p>
          </table:table-cell>
          <table:table-cell office:value-type="float" office:value="36761" table:style-name="ce11">
            <text:p>36,761</text:p>
          </table:table-cell>
          <table:table-cell office:value-type="float" office:value="18766" table:style-name="ce11">
            <text:p>18,766</text:p>
          </table:table-cell>
          <table:table-cell office:value-type="float" office:value="17995" table:style-name="ce10">
            <text:p>17,9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668" table:style-name="ce53">
            <text:p>12,668</text:p>
          </table:table-cell>
          <table:table-cell office:value-type="float" office:value="47487" table:style-name="ce11">
            <text:p>47,487</text:p>
          </table:table-cell>
          <table:table-cell office:value-type="float" office:value="24730" table:style-name="ce11">
            <text:p>24,730</text:p>
          </table:table-cell>
          <table:table-cell office:value-type="float" office:value="22757" table:style-name="ce10">
            <text:p>22,7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625" table:style-name="ce53">
            <text:p>10,625</text:p>
          </table:table-cell>
          <table:table-cell office:value-type="float" office:value="39335" table:style-name="ce11">
            <text:p>39,335</text:p>
          </table:table-cell>
          <table:table-cell office:value-type="float" office:value="20294" table:style-name="ce11">
            <text:p>20,294</text:p>
          </table:table-cell>
          <table:table-cell office:value-type="float" office:value="19041" table:style-name="ce10">
            <text:p>19,04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007" table:style-name="ce53">
            <text:p>14,007</text:p>
          </table:table-cell>
          <table:table-cell office:value-type="float" office:value="46142" table:style-name="ce11">
            <text:p>46,142</text:p>
          </table:table-cell>
          <table:table-cell office:value-type="float" office:value="23692" table:style-name="ce11">
            <text:p>23,692</text:p>
          </table:table-cell>
          <table:table-cell office:value-type="float" office:value="22450" table:style-name="ce10">
            <text:p>22,4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33" table:style-name="ce53">
            <text:p>6,833</text:p>
          </table:table-cell>
          <table:table-cell office:value-type="float" office:value="23843" table:style-name="ce11">
            <text:p>23,843</text:p>
          </table:table-cell>
          <table:table-cell office:value-type="float" office:value="12533" table:style-name="ce11">
            <text:p>12,533</text:p>
          </table:table-cell>
          <table:table-cell office:value-type="float" office:value="11310" table:style-name="ce10">
            <text:p>11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041" table:style-name="ce53">
            <text:p>11,041</text:p>
          </table:table-cell>
          <table:table-cell office:value-type="float" office:value="36776" table:style-name="ce11">
            <text:p>36,776</text:p>
          </table:table-cell>
          <table:table-cell office:value-type="float" office:value="19044" table:style-name="ce11">
            <text:p>19,044</text:p>
          </table:table-cell>
          <table:table-cell office:value-type="float" office:value="17732" table:style-name="ce10">
            <text:p>17,7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38" table:style-name="ce53">
            <text:p>9,038</text:p>
          </table:table-cell>
          <table:table-cell office:value-type="float" office:value="32759" table:style-name="ce11">
            <text:p>32,759</text:p>
          </table:table-cell>
          <table:table-cell office:value-type="float" office:value="17205" table:style-name="ce11">
            <text:p>17,205</text:p>
          </table:table-cell>
          <table:table-cell office:value-type="float" office:value="15554" table:style-name="ce10">
            <text:p>15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482" table:style-name="ce53">
            <text:p>10,482</text:p>
          </table:table-cell>
          <table:table-cell office:value-type="float" office:value="34783" table:style-name="ce11">
            <text:p>34,783</text:p>
          </table:table-cell>
          <table:table-cell office:value-type="float" office:value="17932" table:style-name="ce11">
            <text:p>17,932</text:p>
          </table:table-cell>
          <table:table-cell office:value-type="float" office:value="16851" table:style-name="ce10">
            <text:p>16,8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33" table:style-name="ce53">
            <text:p>10,933</text:p>
          </table:table-cell>
          <table:table-cell office:value-type="float" office:value="37752" table:style-name="ce11">
            <text:p>37,752</text:p>
          </table:table-cell>
          <table:table-cell office:value-type="float" office:value="19573" table:style-name="ce11">
            <text:p>19,573</text:p>
          </table:table-cell>
          <table:table-cell office:value-type="float" office:value="18179" table:style-name="ce10">
            <text:p>18,1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859" table:style-name="ce53">
            <text:p>12,859</text:p>
          </table:table-cell>
          <table:table-cell office:value-type="float" office:value="43315" table:style-name="ce11">
            <text:p>43,315</text:p>
          </table:table-cell>
          <table:table-cell office:value-type="float" office:value="22253" table:style-name="ce11">
            <text:p>22,253</text:p>
          </table:table-cell>
          <table:table-cell office:value-type="float" office:value="21062" table:style-name="ce10">
            <text:p>21,0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16" table:style-name="ce53">
            <text:p>5,316</text:p>
          </table:table-cell>
          <table:table-cell office:value-type="float" office:value="15489" table:style-name="ce11">
            <text:p>15,489</text:p>
          </table:table-cell>
          <table:table-cell office:value-type="float" office:value="8126" table:style-name="ce11">
            <text:p>8,126</text:p>
          </table:table-cell>
          <table:table-cell office:value-type="float" office:value="7363" table:style-name="ce10">
            <text:p>7,3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20" table:style-name="ce53">
            <text:p>7,920</text:p>
          </table:table-cell>
          <table:table-cell office:value-type="float" office:value="27557" table:style-name="ce11">
            <text:p>27,557</text:p>
          </table:table-cell>
          <table:table-cell office:value-type="float" office:value="14224" table:style-name="ce11">
            <text:p>14,224</text:p>
          </table:table-cell>
          <table:table-cell office:value-type="float" office:value="13333" table:style-name="ce10">
            <text:p>13,3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007" table:style-name="ce53">
            <text:p>9,007</text:p>
          </table:table-cell>
          <table:table-cell office:value-type="float" office:value="30737" table:style-name="ce11">
            <text:p>30,737</text:p>
          </table:table-cell>
          <table:table-cell office:value-type="float" office:value="15988" table:style-name="ce11">
            <text:p>15,988</text:p>
          </table:table-cell>
          <table:table-cell office:value-type="float" office:value="14749" table:style-name="ce10">
            <text:p>14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29" table:style-name="ce53">
            <text:p>10,129</text:p>
          </table:table-cell>
          <table:table-cell office:value-type="float" office:value="33991" table:style-name="ce11">
            <text:p>33,991</text:p>
          </table:table-cell>
          <table:table-cell office:value-type="float" office:value="17959" table:style-name="ce11">
            <text:p>17,959</text:p>
          </table:table-cell>
          <table:table-cell office:value-type="float" office:value="16032" table:style-name="ce10">
            <text:p>16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96" table:style-name="ce53">
            <text:p>5,296</text:p>
          </table:table-cell>
          <table:table-cell office:value-type="float" office:value="17256" table:style-name="ce11">
            <text:p>17,256</text:p>
          </table:table-cell>
          <table:table-cell office:value-type="float" office:value="9335" table:style-name="ce11">
            <text:p>9,335</text:p>
          </table:table-cell>
          <table:table-cell office:value-type="float" office:value="7921" table:style-name="ce10">
            <text:p>7,9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22" table:style-name="ce53">
            <text:p>4,622</text:p>
          </table:table-cell>
          <table:table-cell office:value-type="float" office:value="15476" table:style-name="ce11">
            <text:p>15,476</text:p>
          </table:table-cell>
          <table:table-cell office:value-type="float" office:value="8145" table:style-name="ce11">
            <text:p>8,145</text:p>
          </table:table-cell>
          <table:table-cell office:value-type="float" office:value="7331" table:style-name="ce10">
            <text:p>7,33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62" table:style-name="ce54">
            <text:p>8,962</text:p>
          </table:table-cell>
          <table:table-cell office:value-type="float" office:value="30366" table:style-name="ce18">
            <text:p>30,366</text:p>
          </table:table-cell>
          <table:table-cell office:value-type="float" office:value="15876" table:style-name="ce18">
            <text:p>15,876</text:p>
          </table:table-cell>
          <table:table-cell office:value-type="float" office:value="14490" table:style-name="ce17">
            <text:p>14,490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428" table:style-name="ce72">
            <text:p>177,428</text:p>
          </table:table-cell>
          <table:table-cell office:value-type="float" office:value="504838" table:style-name="ce80">
            <text:p>504,838</text:p>
          </table:table-cell>
          <table:table-cell office:value-type="float" office:value="258774" table:style-name="ce80">
            <text:p>258,774</text:p>
          </table:table-cell>
          <table:table-cell office:value-type="float" office:value="246064" table:style-name="ce74">
            <text:p>246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643" table:style-name="ce53">
            <text:p>34,643</text:p>
          </table:table-cell>
          <table:table-cell office:value-type="float" office:value="100913" table:style-name="ce11">
            <text:p>100,913</text:p>
          </table:table-cell>
          <table:table-cell office:value-type="float" office:value="50571" table:style-name="ce11">
            <text:p>50,571</text:p>
          </table:table-cell>
          <table:table-cell office:value-type="float" office:value="50342" table:style-name="ce10">
            <text:p>50,3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8991" table:style-name="ce53">
            <text:p>28,991</text:p>
          </table:table-cell>
          <table:table-cell office:value-type="float" office:value="81576" table:style-name="ce11">
            <text:p>81,576</text:p>
          </table:table-cell>
          <table:table-cell office:value-type="float" office:value="40771" table:style-name="ce11">
            <text:p>40,771</text:p>
          </table:table-cell>
          <table:table-cell office:value-type="float" office:value="40805" table:style-name="ce10">
            <text:p>40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2999" table:style-name="ce53">
            <text:p>32,999</text:p>
          </table:table-cell>
          <table:table-cell office:value-type="float" office:value="98366" table:style-name="ce11">
            <text:p>98,366</text:p>
          </table:table-cell>
          <table:table-cell office:value-type="float" office:value="49740" table:style-name="ce11">
            <text:p>49,740</text:p>
          </table:table-cell>
          <table:table-cell office:value-type="float" office:value="48626" table:style-name="ce10">
            <text:p>48,6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040" table:style-name="ce53">
            <text:p>20,040</text:p>
          </table:table-cell>
          <table:table-cell office:value-type="float" office:value="55435" table:style-name="ce11">
            <text:p>55,435</text:p>
          </table:table-cell>
          <table:table-cell office:value-type="float" office:value="28461" table:style-name="ce11">
            <text:p>28,461</text:p>
          </table:table-cell>
          <table:table-cell office:value-type="float" office:value="26974" table:style-name="ce10">
            <text:p>26,9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301" table:style-name="ce53">
            <text:p>4,301</text:p>
          </table:table-cell>
          <table:table-cell office:value-type="float" office:value="11022" table:style-name="ce11">
            <text:p>11,022</text:p>
          </table:table-cell>
          <table:table-cell office:value-type="float" office:value="5740" table:style-name="ce11">
            <text:p>5,740</text:p>
          </table:table-cell>
          <table:table-cell office:value-type="float" office:value="5282" table:style-name="ce10">
            <text:p>5,2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15" table:style-name="ce53">
            <text:p>12,615</text:p>
          </table:table-cell>
          <table:table-cell office:value-type="float" office:value="39182" table:style-name="ce11">
            <text:p>39,182</text:p>
          </table:table-cell>
          <table:table-cell office:value-type="float" office:value="20595" table:style-name="ce11">
            <text:p>20,595</text:p>
          </table:table-cell>
          <table:table-cell office:value-type="float" office:value="18587" table:style-name="ce10">
            <text:p>18,5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831" table:style-name="ce53">
            <text:p>7,831</text:p>
          </table:table-cell>
          <table:table-cell office:value-type="float" office:value="18007" table:style-name="ce11">
            <text:p>18,007</text:p>
          </table:table-cell>
          <table:table-cell office:value-type="float" office:value="9600" table:style-name="ce11">
            <text:p>9,600</text:p>
          </table:table-cell>
          <table:table-cell office:value-type="float" office:value="8407" table:style-name="ce10">
            <text:p>8,4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36" table:style-name="ce53">
            <text:p>5,636</text:p>
          </table:table-cell>
          <table:table-cell office:value-type="float" office:value="15061" table:style-name="ce11">
            <text:p>15,061</text:p>
          </table:table-cell>
          <table:table-cell office:value-type="float" office:value="8182" table:style-name="ce11">
            <text:p>8,182</text:p>
          </table:table-cell>
          <table:table-cell office:value-type="float" office:value="6879" table:style-name="ce10">
            <text:p>6,8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6" table:style-name="ce53">
            <text:p>5,756</text:p>
          </table:table-cell>
          <table:table-cell office:value-type="float" office:value="16155" table:style-name="ce11">
            <text:p>16,155</text:p>
          </table:table-cell>
          <table:table-cell office:value-type="float" office:value="8499" table:style-name="ce11">
            <text:p>8,499</text:p>
          </table:table-cell>
          <table:table-cell office:value-type="float" office:value="7656" table:style-name="ce10">
            <text:p>7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95" table:style-name="ce53">
            <text:p>7,295</text:p>
          </table:table-cell>
          <table:table-cell office:value-type="float" office:value="19064" table:style-name="ce11">
            <text:p>19,064</text:p>
          </table:table-cell>
          <table:table-cell office:value-type="float" office:value="10298" table:style-name="ce11">
            <text:p>10,298</text:p>
          </table:table-cell>
          <table:table-cell office:value-type="float" office:value="8766" table:style-name="ce10">
            <text:p>8,7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57" table:style-name="ce53">
            <text:p>7,157</text:p>
          </table:table-cell>
          <table:table-cell office:value-type="float" office:value="17999" table:style-name="ce11">
            <text:p>17,999</text:p>
          </table:table-cell>
          <table:table-cell office:value-type="float" office:value="9439" table:style-name="ce11">
            <text:p>9,439</text:p>
          </table:table-cell>
          <table:table-cell office:value-type="float" office:value="8560" table:style-name="ce10">
            <text:p>8,5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41" table:style-name="ce53">
            <text:p>5,241</text:p>
          </table:table-cell>
          <table:table-cell office:value-type="float" office:value="16368" table:style-name="ce11">
            <text:p>16,368</text:p>
          </table:table-cell>
          <table:table-cell office:value-type="float" office:value="8766" table:style-name="ce11">
            <text:p>8,766</text:p>
          </table:table-cell>
          <table:table-cell office:value-type="float" office:value="7602" table:style-name="ce10">
            <text:p>7,60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23" table:style-name="ce54">
            <text:p>4,923</text:p>
          </table:table-cell>
          <table:table-cell office:value-type="float" office:value="15690" table:style-name="ce18">
            <text:p>15,690</text:p>
          </table:table-cell>
          <table:table-cell office:value-type="float" office:value="8112" table:style-name="ce18">
            <text:p>8,112</text:p>
          </table:table-cell>
          <table:table-cell office:value-type="float" office:value="7578" table:style-name="ce17">
            <text:p>7,57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39496" table:style-name="ce72">
            <text:p>239,496</text:p>
          </table:table-cell>
          <table:table-cell office:value-type="float" office:value="694519" table:style-name="ce80">
            <text:p>694,519</text:p>
          </table:table-cell>
          <table:table-cell office:value-type="float" office:value="360733" table:style-name="ce80">
            <text:p>360,733</text:p>
          </table:table-cell>
          <table:table-cell office:value-type="float" office:value="333786" table:style-name="ce74">
            <text:p>333,7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7899" table:style-name="ce53">
            <text:p>37,899</text:p>
          </table:table-cell>
          <table:table-cell office:value-type="float" office:value="108477" table:style-name="ce11">
            <text:p>108,477</text:p>
          </table:table-cell>
          <table:table-cell office:value-type="float" office:value="54078" table:style-name="ce11">
            <text:p>54,078</text:p>
          </table:table-cell>
          <table:table-cell office:value-type="float" office:value="54399" table:style-name="ce10">
            <text:p>54,3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14" table:style-name="ce53">
            <text:p>15,814</text:p>
          </table:table-cell>
          <table:table-cell office:value-type="float" office:value="45225" table:style-name="ce11">
            <text:p>45,225</text:p>
          </table:table-cell>
          <table:table-cell office:value-type="float" office:value="22999" table:style-name="ce11">
            <text:p>22,999</text:p>
          </table:table-cell>
          <table:table-cell office:value-type="float" office:value="22226" table:style-name="ce10">
            <text:p>22,2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759" table:style-name="ce53">
            <text:p>24,759</text:p>
          </table:table-cell>
          <table:table-cell office:value-type="float" office:value="70790" table:style-name="ce11">
            <text:p>70,790</text:p>
          </table:table-cell>
          <table:table-cell office:value-type="float" office:value="35875" table:style-name="ce11">
            <text:p>35,875</text:p>
          </table:table-cell>
          <table:table-cell office:value-type="float" office:value="34915" table:style-name="ce10">
            <text:p>34,9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601" table:style-name="ce53">
            <text:p>14,601</text:p>
          </table:table-cell>
          <table:table-cell office:value-type="float" office:value="46567" table:style-name="ce11">
            <text:p>46,567</text:p>
          </table:table-cell>
          <table:table-cell office:value-type="float" office:value="23557" table:style-name="ce11">
            <text:p>23,557</text:p>
          </table:table-cell>
          <table:table-cell office:value-type="float" office:value="23010" table:style-name="ce10">
            <text:p>23,0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21" table:style-name="ce53">
            <text:p>9,321</text:p>
          </table:table-cell>
          <table:table-cell office:value-type="float" office:value="29252" table:style-name="ce11">
            <text:p>29,252</text:p>
          </table:table-cell>
          <table:table-cell office:value-type="float" office:value="15266" table:style-name="ce11">
            <text:p>15,266</text:p>
          </table:table-cell>
          <table:table-cell office:value-type="float" office:value="13986" table:style-name="ce10">
            <text:p>13,9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13" table:style-name="ce53">
            <text:p>15,913</text:p>
          </table:table-cell>
          <table:table-cell office:value-type="float" office:value="40617" table:style-name="ce11">
            <text:p>40,617</text:p>
          </table:table-cell>
          <table:table-cell office:value-type="float" office:value="21045" table:style-name="ce11">
            <text:p>21,045</text:p>
          </table:table-cell>
          <table:table-cell office:value-type="float" office:value="19572" table:style-name="ce10">
            <text:p>19,5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62" table:style-name="ce53">
            <text:p>10,962</text:p>
          </table:table-cell>
          <table:table-cell office:value-type="float" office:value="31974" table:style-name="ce11">
            <text:p>31,974</text:p>
          </table:table-cell>
          <table:table-cell office:value-type="float" office:value="16855" table:style-name="ce11">
            <text:p>16,855</text:p>
          </table:table-cell>
          <table:table-cell office:value-type="float" office:value="15119" table:style-name="ce10">
            <text:p>15,1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706" table:style-name="ce53">
            <text:p>6,706</text:p>
          </table:table-cell>
          <table:table-cell office:value-type="float" office:value="19451" table:style-name="ce11">
            <text:p>19,451</text:p>
          </table:table-cell>
          <table:table-cell office:value-type="float" office:value="10452" table:style-name="ce11">
            <text:p>10,452</text:p>
          </table:table-cell>
          <table:table-cell office:value-type="float" office:value="8999" table:style-name="ce10">
            <text:p>8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17" table:style-name="ce53">
            <text:p>9,317</text:p>
          </table:table-cell>
          <table:table-cell office:value-type="float" office:value="29103" table:style-name="ce11">
            <text:p>29,103</text:p>
          </table:table-cell>
          <table:table-cell office:value-type="float" office:value="15296" table:style-name="ce11">
            <text:p>15,296</text:p>
          </table:table-cell>
          <table:table-cell office:value-type="float" office:value="13807" table:style-name="ce10">
            <text:p>13,8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5984" table:style-name="ce53">
            <text:p>5,984</text:p>
          </table:table-cell>
          <table:table-cell office:value-type="float" office:value="18411" table:style-name="ce11">
            <text:p>18,411</text:p>
          </table:table-cell>
          <table:table-cell office:value-type="float" office:value="9596" table:style-name="ce11">
            <text:p>9,596</text:p>
          </table:table-cell>
          <table:table-cell office:value-type="float" office:value="8815" table:style-name="ce10">
            <text:p>8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16" table:style-name="ce53">
            <text:p>8,916</text:p>
          </table:table-cell>
          <table:table-cell office:value-type="float" office:value="27477" table:style-name="ce11">
            <text:p>27,477</text:p>
          </table:table-cell>
          <table:table-cell office:value-type="float" office:value="14724" table:style-name="ce11">
            <text:p>14,724</text:p>
          </table:table-cell>
          <table:table-cell office:value-type="float" office:value="12753" table:style-name="ce10">
            <text:p>12,7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8" table:style-name="ce53">
            <text:p>8,518</text:p>
          </table:table-cell>
          <table:table-cell office:value-type="float" office:value="25059" table:style-name="ce11">
            <text:p>25,059</text:p>
          </table:table-cell>
          <table:table-cell office:value-type="float" office:value="13268" table:style-name="ce11">
            <text:p>13,268</text:p>
          </table:table-cell>
          <table:table-cell office:value-type="float" office:value="11791" table:style-name="ce10">
            <text:p>11,7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179" table:style-name="ce53">
            <text:p>14,179</text:p>
          </table:table-cell>
          <table:table-cell office:value-type="float" office:value="45107" table:style-name="ce11">
            <text:p>45,107</text:p>
          </table:table-cell>
          <table:table-cell office:value-type="float" office:value="22692" table:style-name="ce11">
            <text:p>22,692</text:p>
          </table:table-cell>
          <table:table-cell office:value-type="float" office:value="22415" table:style-name="ce10">
            <text:p>22,4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21" table:style-name="ce53">
            <text:p>5,721</text:p>
          </table:table-cell>
          <table:table-cell office:value-type="float" office:value="15118" table:style-name="ce11">
            <text:p>15,118</text:p>
          </table:table-cell>
          <table:table-cell office:value-type="float" office:value="8330" table:style-name="ce11">
            <text:p>8,330</text:p>
          </table:table-cell>
          <table:table-cell office:value-type="float" office:value="6788" table:style-name="ce10">
            <text:p>6,7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49" table:style-name="ce53">
            <text:p>4,449</text:p>
          </table:table-cell>
          <table:table-cell office:value-type="float" office:value="13150" table:style-name="ce11">
            <text:p>13,150</text:p>
          </table:table-cell>
          <table:table-cell office:value-type="float" office:value="7089" table:style-name="ce11">
            <text:p>7,089</text:p>
          </table:table-cell>
          <table:table-cell office:value-type="float" office:value="6061" table:style-name="ce10">
            <text:p>6,0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19" table:style-name="ce53">
            <text:p>8,719</text:p>
          </table:table-cell>
          <table:table-cell office:value-type="float" office:value="24185" table:style-name="ce11">
            <text:p>24,185</text:p>
          </table:table-cell>
          <table:table-cell office:value-type="float" office:value="12951" table:style-name="ce11">
            <text:p>12,951</text:p>
          </table:table-cell>
          <table:table-cell office:value-type="float" office:value="11234" table:style-name="ce10">
            <text:p>11,2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300" table:style-name="ce53">
            <text:p>9,300</text:p>
          </table:table-cell>
          <table:table-cell office:value-type="float" office:value="26340" table:style-name="ce11">
            <text:p>26,340</text:p>
          </table:table-cell>
          <table:table-cell office:value-type="float" office:value="14387" table:style-name="ce11">
            <text:p>14,387</text:p>
          </table:table-cell>
          <table:table-cell office:value-type="float" office:value="11953" table:style-name="ce10">
            <text:p>11,9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857" table:style-name="ce53">
            <text:p>8,857</text:p>
          </table:table-cell>
          <table:table-cell office:value-type="float" office:value="24122" table:style-name="ce11">
            <text:p>24,122</text:p>
          </table:table-cell>
          <table:table-cell office:value-type="float" office:value="13099" table:style-name="ce11">
            <text:p>13,099</text:p>
          </table:table-cell>
          <table:table-cell office:value-type="float" office:value="11023" table:style-name="ce10">
            <text:p>11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530" table:style-name="ce53">
            <text:p>9,530</text:p>
          </table:table-cell>
          <table:table-cell office:value-type="float" office:value="28065" table:style-name="ce11">
            <text:p>28,065</text:p>
          </table:table-cell>
          <table:table-cell office:value-type="float" office:value="14919" table:style-name="ce11">
            <text:p>14,919</text:p>
          </table:table-cell>
          <table:table-cell office:value-type="float" office:value="13146" table:style-name="ce10">
            <text:p>13,14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10031" table:style-name="ce54">
            <text:p>10,031</text:p>
          </table:table-cell>
          <table:table-cell office:value-type="float" office:value="26029" table:style-name="ce18">
            <text:p>26,029</text:p>
          </table:table-cell>
          <table:table-cell office:value-type="float" office:value="14255" table:style-name="ce18">
            <text:p>14,255</text:p>
          </table:table-cell>
          <table:table-cell office:value-type="float" office:value="11774" table:style-name="ce17">
            <text:p>11,77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469" table:style-name="ce72">
            <text:p>182,469</text:p>
          </table:table-cell>
          <table:table-cell office:value-type="float" office:value="515012" table:style-name="ce80">
            <text:p>515,012</text:p>
          </table:table-cell>
          <table:table-cell office:value-type="float" office:value="267927" table:style-name="ce80">
            <text:p>267,927</text:p>
          </table:table-cell>
          <table:table-cell office:value-type="float" office:value="247085" table:style-name="ce74">
            <text:p>247,0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685" table:style-name="ce53">
            <text:p>12,685</text:p>
          </table:table-cell>
          <table:table-cell office:value-type="float" office:value="37536" table:style-name="ce11">
            <text:p>37,536</text:p>
          </table:table-cell>
          <table:table-cell office:value-type="float" office:value="19269" table:style-name="ce11">
            <text:p>19,269</text:p>
          </table:table-cell>
          <table:table-cell office:value-type="float" office:value="18267" table:style-name="ce10">
            <text:p>18,2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646" table:style-name="ce53">
            <text:p>15,646</text:p>
          </table:table-cell>
          <table:table-cell office:value-type="float" office:value="42597" table:style-name="ce11">
            <text:p>42,597</text:p>
          </table:table-cell>
          <table:table-cell office:value-type="float" office:value="21542" table:style-name="ce11">
            <text:p>21,542</text:p>
          </table:table-cell>
          <table:table-cell office:value-type="float" office:value="21055" table:style-name="ce10">
            <text:p>21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90" table:style-name="ce53">
            <text:p>9,990</text:p>
          </table:table-cell>
          <table:table-cell office:value-type="float" office:value="27490" table:style-name="ce11">
            <text:p>27,490</text:p>
          </table:table-cell>
          <table:table-cell office:value-type="float" office:value="14053" table:style-name="ce11">
            <text:p>14,053</text:p>
          </table:table-cell>
          <table:table-cell office:value-type="float" office:value="13437" table:style-name="ce10">
            <text:p>13,4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61" table:style-name="ce53">
            <text:p>11,361</text:p>
          </table:table-cell>
          <table:table-cell office:value-type="float" office:value="31391" table:style-name="ce11">
            <text:p>31,391</text:p>
          </table:table-cell>
          <table:table-cell office:value-type="float" office:value="16049" table:style-name="ce11">
            <text:p>16,049</text:p>
          </table:table-cell>
          <table:table-cell office:value-type="float" office:value="15342" table:style-name="ce10">
            <text:p>15,3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703" table:style-name="ce53">
            <text:p>24,703</text:p>
          </table:table-cell>
          <table:table-cell office:value-type="float" office:value="71835" table:style-name="ce11">
            <text:p>71,835</text:p>
          </table:table-cell>
          <table:table-cell office:value-type="float" office:value="36812" table:style-name="ce11">
            <text:p>36,812</text:p>
          </table:table-cell>
          <table:table-cell office:value-type="float" office:value="35023" table:style-name="ce10">
            <text:p>35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68" table:style-name="ce53">
            <text:p>5,368</text:p>
          </table:table-cell>
          <table:table-cell office:value-type="float" office:value="14906" table:style-name="ce11">
            <text:p>14,906</text:p>
          </table:table-cell>
          <table:table-cell office:value-type="float" office:value="7976" table:style-name="ce11">
            <text:p>7,976</text:p>
          </table:table-cell>
          <table:table-cell office:value-type="float" office:value="6930" table:style-name="ce10">
            <text:p>6,9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42" table:style-name="ce53">
            <text:p>10,642</text:p>
          </table:table-cell>
          <table:table-cell office:value-type="float" office:value="32346" table:style-name="ce11">
            <text:p>32,346</text:p>
          </table:table-cell>
          <table:table-cell office:value-type="float" office:value="17034" table:style-name="ce11">
            <text:p>17,034</text:p>
          </table:table-cell>
          <table:table-cell office:value-type="float" office:value="15312" table:style-name="ce10">
            <text:p>15,3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926" table:style-name="ce53">
            <text:p>8,926</text:p>
          </table:table-cell>
          <table:table-cell office:value-type="float" office:value="23737" table:style-name="ce11">
            <text:p>23,737</text:p>
          </table:table-cell>
          <table:table-cell office:value-type="float" office:value="12630" table:style-name="ce11">
            <text:p>12,630</text:p>
          </table:table-cell>
          <table:table-cell office:value-type="float" office:value="11107" table:style-name="ce10">
            <text:p>11,1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75" table:style-name="ce53">
            <text:p>9,275</text:p>
          </table:table-cell>
          <table:table-cell office:value-type="float" office:value="25247" table:style-name="ce11">
            <text:p>25,247</text:p>
          </table:table-cell>
          <table:table-cell office:value-type="float" office:value="13392" table:style-name="ce11">
            <text:p>13,392</text:p>
          </table:table-cell>
          <table:table-cell office:value-type="float" office:value="11855" table:style-name="ce10">
            <text:p>11,8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55" table:style-name="ce53">
            <text:p>7,455</text:p>
          </table:table-cell>
          <table:table-cell office:value-type="float" office:value="18782" table:style-name="ce11">
            <text:p>18,782</text:p>
          </table:table-cell>
          <table:table-cell office:value-type="float" office:value="9757" table:style-name="ce11">
            <text:p>9,757</text:p>
          </table:table-cell>
          <table:table-cell office:value-type="float" office:value="9025" table:style-name="ce10">
            <text:p>9,0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81" table:style-name="ce53">
            <text:p>5,781</text:p>
          </table:table-cell>
          <table:table-cell office:value-type="float" office:value="15790" table:style-name="ce11">
            <text:p>15,790</text:p>
          </table:table-cell>
          <table:table-cell office:value-type="float" office:value="8476" table:style-name="ce11">
            <text:p>8,476</text:p>
          </table:table-cell>
          <table:table-cell office:value-type="float" office:value="7314" table:style-name="ce10">
            <text:p>7,3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018" table:style-name="ce53">
            <text:p>18,018</text:p>
          </table:table-cell>
          <table:table-cell office:value-type="float" office:value="50049" table:style-name="ce11">
            <text:p>50,049</text:p>
          </table:table-cell>
          <table:table-cell office:value-type="float" office:value="25817" table:style-name="ce11">
            <text:p>25,817</text:p>
          </table:table-cell>
          <table:table-cell office:value-type="float" office:value="24232" table:style-name="ce10">
            <text:p>24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60" table:style-name="ce53">
            <text:p>15,960</text:p>
          </table:table-cell>
          <table:table-cell office:value-type="float" office:value="45353" table:style-name="ce11">
            <text:p>45,353</text:p>
          </table:table-cell>
          <table:table-cell office:value-type="float" office:value="23572" table:style-name="ce11">
            <text:p>23,572</text:p>
          </table:table-cell>
          <table:table-cell office:value-type="float" office:value="21781" table:style-name="ce10">
            <text:p>21,7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22" table:style-name="ce53">
            <text:p>11,722</text:p>
          </table:table-cell>
          <table:table-cell office:value-type="float" office:value="36225" table:style-name="ce11">
            <text:p>36,225</text:p>
          </table:table-cell>
          <table:table-cell office:value-type="float" office:value="19320" table:style-name="ce11">
            <text:p>19,320</text:p>
          </table:table-cell>
          <table:table-cell office:value-type="float" office:value="16905" table:style-name="ce10">
            <text:p>16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8" table:style-name="ce53">
            <text:p>6,768</text:p>
          </table:table-cell>
          <table:table-cell office:value-type="float" office:value="19774" table:style-name="ce11">
            <text:p>19,774</text:p>
          </table:table-cell>
          <table:table-cell office:value-type="float" office:value="10521" table:style-name="ce11">
            <text:p>10,521</text:p>
          </table:table-cell>
          <table:table-cell office:value-type="float" office:value="9253" table:style-name="ce10">
            <text:p>9,2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77" table:style-name="ce53">
            <text:p>4,277</text:p>
          </table:table-cell>
          <table:table-cell office:value-type="float" office:value="11687" table:style-name="ce11">
            <text:p>11,687</text:p>
          </table:table-cell>
          <table:table-cell office:value-type="float" office:value="6318" table:style-name="ce11">
            <text:p>6,318</text:p>
          </table:table-cell>
          <table:table-cell office:value-type="float" office:value="5369" table:style-name="ce10">
            <text:p>5,3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40" table:style-name="ce53">
            <text:p>1,940</text:p>
          </table:table-cell>
          <table:table-cell office:value-type="float" office:value="4604" table:style-name="ce11">
            <text:p>4,604</text:p>
          </table:table-cell>
          <table:table-cell office:value-type="float" office:value="2388" table:style-name="ce11">
            <text:p>2,388</text:p>
          </table:table-cell>
          <table:table-cell office:value-type="float" office:value="2216" table:style-name="ce10">
            <text:p>2,21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52" table:style-name="ce54">
            <text:p>1,952</text:p>
          </table:table-cell>
          <table:table-cell office:value-type="float" office:value="5663" table:style-name="ce18">
            <text:p>5,663</text:p>
          </table:table-cell>
          <table:table-cell office:value-type="float" office:value="3001" table:style-name="ce18">
            <text:p>3,001</text:p>
          </table:table-cell>
          <table:table-cell office:value-type="float" office:value="2662" table:style-name="ce17">
            <text:p>2,66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5873" table:style-name="ce72">
            <text:p>285,873</text:p>
          </table:table-cell>
          <table:table-cell office:value-type="float" office:value="835409" table:style-name="ce80">
            <text:p>835,409</text:p>
          </table:table-cell>
          <table:table-cell office:value-type="float" office:value="427496" table:style-name="ce80">
            <text:p>427,496</text:p>
          </table:table-cell>
          <table:table-cell office:value-type="float" office:value="407913" table:style-name="ce74">
            <text:p>407,9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3992" table:style-name="ce53">
            <text:p>73,992</text:p>
          </table:table-cell>
          <table:table-cell office:value-type="float" office:value="201497" table:style-name="ce11">
            <text:p>201,497</text:p>
          </table:table-cell>
          <table:table-cell office:value-type="float" office:value="99791" table:style-name="ce11">
            <text:p>99,791</text:p>
          </table:table-cell>
          <table:table-cell office:value-type="float" office:value="101706" table:style-name="ce10">
            <text:p>101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412" table:style-name="ce53">
            <text:p>19,412</text:p>
          </table:table-cell>
          <table:table-cell office:value-type="float" office:value="54706" table:style-name="ce11">
            <text:p>54,706</text:p>
          </table:table-cell>
          <table:table-cell office:value-type="float" office:value="27354" table:style-name="ce11">
            <text:p>27,354</text:p>
          </table:table-cell>
          <table:table-cell office:value-type="float" office:value="27352" table:style-name="ce10">
            <text:p>27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643" table:style-name="ce53">
            <text:p>16,643</text:p>
          </table:table-cell>
          <table:table-cell office:value-type="float" office:value="48068" table:style-name="ce11">
            <text:p>48,068</text:p>
          </table:table-cell>
          <table:table-cell office:value-type="float" office:value="24323" table:style-name="ce11">
            <text:p>24,323</text:p>
          </table:table-cell>
          <table:table-cell office:value-type="float" office:value="23745" table:style-name="ce10">
            <text:p>23,7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520" table:style-name="ce53">
            <text:p>11,520</text:p>
          </table:table-cell>
          <table:table-cell office:value-type="float" office:value="30751" table:style-name="ce11">
            <text:p>30,751</text:p>
          </table:table-cell>
          <table:table-cell office:value-type="float" office:value="15752" table:style-name="ce11">
            <text:p>15,752</text:p>
          </table:table-cell>
          <table:table-cell office:value-type="float" office:value="14999" table:style-name="ce10">
            <text:p>14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895" table:style-name="ce53">
            <text:p>14,895</text:p>
          </table:table-cell>
          <table:table-cell office:value-type="float" office:value="51227" table:style-name="ce11">
            <text:p>51,227</text:p>
          </table:table-cell>
          <table:table-cell office:value-type="float" office:value="26541" table:style-name="ce11">
            <text:p>26,541</text:p>
          </table:table-cell>
          <table:table-cell office:value-type="float" office:value="24686" table:style-name="ce10">
            <text:p>24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100" table:style-name="ce53">
            <text:p>10,100</text:p>
          </table:table-cell>
          <table:table-cell office:value-type="float" office:value="30156" table:style-name="ce11">
            <text:p>30,156</text:p>
          </table:table-cell>
          <table:table-cell office:value-type="float" office:value="15686" table:style-name="ce11">
            <text:p>15,686</text:p>
          </table:table-cell>
          <table:table-cell office:value-type="float" office:value="14470" table:style-name="ce10">
            <text:p>14,4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782" table:style-name="ce53">
            <text:p>3,782</text:p>
          </table:table-cell>
          <table:table-cell office:value-type="float" office:value="11122" table:style-name="ce11">
            <text:p>11,122</text:p>
          </table:table-cell>
          <table:table-cell office:value-type="float" office:value="5786" table:style-name="ce11">
            <text:p>5,786</text:p>
          </table:table-cell>
          <table:table-cell office:value-type="float" office:value="5336" table:style-name="ce10">
            <text:p>5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45" table:style-name="ce53">
            <text:p>6,945</text:p>
          </table:table-cell>
          <table:table-cell office:value-type="float" office:value="22105" table:style-name="ce11">
            <text:p>22,105</text:p>
          </table:table-cell>
          <table:table-cell office:value-type="float" office:value="11438" table:style-name="ce11">
            <text:p>11,438</text:p>
          </table:table-cell>
          <table:table-cell office:value-type="float" office:value="10667" table:style-name="ce10">
            <text:p>10,6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86" table:style-name="ce53">
            <text:p>8,186</text:p>
          </table:table-cell>
          <table:table-cell office:value-type="float" office:value="26991" table:style-name="ce11">
            <text:p>26,991</text:p>
          </table:table-cell>
          <table:table-cell office:value-type="float" office:value="13720" table:style-name="ce11">
            <text:p>13,720</text:p>
          </table:table-cell>
          <table:table-cell office:value-type="float" office:value="13271" table:style-name="ce10">
            <text:p>13,2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45" table:style-name="ce53">
            <text:p>7,845</text:p>
          </table:table-cell>
          <table:table-cell office:value-type="float" office:value="26196" table:style-name="ce11">
            <text:p>26,196</text:p>
          </table:table-cell>
          <table:table-cell office:value-type="float" office:value="13615" table:style-name="ce11">
            <text:p>13,615</text:p>
          </table:table-cell>
          <table:table-cell office:value-type="float" office:value="12581" table:style-name="ce10">
            <text:p>12,5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311" table:style-name="ce53">
            <text:p>9,311</text:p>
          </table:table-cell>
          <table:table-cell office:value-type="float" office:value="24858" table:style-name="ce11">
            <text:p>24,858</text:p>
          </table:table-cell>
          <table:table-cell office:value-type="float" office:value="13213" table:style-name="ce11">
            <text:p>13,213</text:p>
          </table:table-cell>
          <table:table-cell office:value-type="float" office:value="11645" table:style-name="ce10">
            <text:p>11,6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05" table:style-name="ce53">
            <text:p>6,505</text:p>
          </table:table-cell>
          <table:table-cell office:value-type="float" office:value="20603" table:style-name="ce11">
            <text:p>20,603</text:p>
          </table:table-cell>
          <table:table-cell office:value-type="float" office:value="10765" table:style-name="ce11">
            <text:p>10,765</text:p>
          </table:table-cell>
          <table:table-cell office:value-type="float" office:value="9838" table:style-name="ce10">
            <text:p>9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565" table:style-name="ce53">
            <text:p>18,565</text:p>
          </table:table-cell>
          <table:table-cell office:value-type="float" office:value="55164" table:style-name="ce11">
            <text:p>55,164</text:p>
          </table:table-cell>
          <table:table-cell office:value-type="float" office:value="28519" table:style-name="ce11">
            <text:p>28,519</text:p>
          </table:table-cell>
          <table:table-cell office:value-type="float" office:value="26645" table:style-name="ce10">
            <text:p>26,6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36" table:style-name="ce53">
            <text:p>5,636</text:p>
          </table:table-cell>
          <table:table-cell office:value-type="float" office:value="17336" table:style-name="ce11">
            <text:p>17,336</text:p>
          </table:table-cell>
          <table:table-cell office:value-type="float" office:value="9185" table:style-name="ce11">
            <text:p>9,185</text:p>
          </table:table-cell>
          <table:table-cell office:value-type="float" office:value="8151" table:style-name="ce10">
            <text:p>8,1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23" table:style-name="ce53">
            <text:p>3,423</text:p>
          </table:table-cell>
          <table:table-cell office:value-type="float" office:value="9920" table:style-name="ce11">
            <text:p>9,920</text:p>
          </table:table-cell>
          <table:table-cell office:value-type="float" office:value="5273" table:style-name="ce11">
            <text:p>5,273</text:p>
          </table:table-cell>
          <table:table-cell office:value-type="float" office:value="4647" table:style-name="ce10">
            <text:p>4,6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17" table:style-name="ce53">
            <text:p>8,517</text:p>
          </table:table-cell>
          <table:table-cell office:value-type="float" office:value="24802" table:style-name="ce11">
            <text:p>24,802</text:p>
          </table:table-cell>
          <table:table-cell office:value-type="float" office:value="12996" table:style-name="ce11">
            <text:p>12,996</text:p>
          </table:table-cell>
          <table:table-cell office:value-type="float" office:value="11806" table:style-name="ce10">
            <text:p>11,8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793" table:style-name="ce53">
            <text:p>11,793</text:p>
          </table:table-cell>
          <table:table-cell office:value-type="float" office:value="35662" table:style-name="ce11">
            <text:p>35,662</text:p>
          </table:table-cell>
          <table:table-cell office:value-type="float" office:value="18481" table:style-name="ce11">
            <text:p>18,481</text:p>
          </table:table-cell>
          <table:table-cell office:value-type="float" office:value="17181" table:style-name="ce10">
            <text:p>17,1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82" table:style-name="ce53">
            <text:p>4,482</text:p>
          </table:table-cell>
          <table:table-cell office:value-type="float" office:value="15934" table:style-name="ce11">
            <text:p>15,934</text:p>
          </table:table-cell>
          <table:table-cell office:value-type="float" office:value="8085" table:style-name="ce11">
            <text:p>8,085</text:p>
          </table:table-cell>
          <table:table-cell office:value-type="float" office:value="7849" table:style-name="ce10">
            <text:p>7,8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83" table:style-name="ce53">
            <text:p>6,783</text:p>
          </table:table-cell>
          <table:table-cell office:value-type="float" office:value="18302" table:style-name="ce11">
            <text:p>18,302</text:p>
          </table:table-cell>
          <table:table-cell office:value-type="float" office:value="9385" table:style-name="ce11">
            <text:p>9,385</text:p>
          </table:table-cell>
          <table:table-cell office:value-type="float" office:value="8917" table:style-name="ce10">
            <text:p>8,9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14" table:style-name="ce53">
            <text:p>3,714</text:p>
          </table:table-cell>
          <table:table-cell office:value-type="float" office:value="10800" table:style-name="ce11">
            <text:p>10,800</text:p>
          </table:table-cell>
          <table:table-cell office:value-type="float" office:value="5527" table:style-name="ce11">
            <text:p>5,527</text:p>
          </table:table-cell>
          <table:table-cell office:value-type="float" office:value="5273" table:style-name="ce10">
            <text:p>5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5" table:style-name="ce53">
            <text:p>6,985</text:p>
          </table:table-cell>
          <table:table-cell office:value-type="float" office:value="19676" table:style-name="ce11">
            <text:p>19,676</text:p>
          </table:table-cell>
          <table:table-cell office:value-type="float" office:value="10224" table:style-name="ce11">
            <text:p>10,224</text:p>
          </table:table-cell>
          <table:table-cell office:value-type="float" office:value="9452" table:style-name="ce10">
            <text:p>9,4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41" table:style-name="ce53">
            <text:p>4,441</text:p>
          </table:table-cell>
          <table:table-cell office:value-type="float" office:value="12438" table:style-name="ce11">
            <text:p>12,438</text:p>
          </table:table-cell>
          <table:table-cell office:value-type="float" office:value="6848" table:style-name="ce11">
            <text:p>6,848</text:p>
          </table:table-cell>
          <table:table-cell office:value-type="float" office:value="5590" table:style-name="ce10">
            <text:p>5,5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79" table:style-name="ce53">
            <text:p>3,479</text:p>
          </table:table-cell>
          <table:table-cell office:value-type="float" office:value="8712" table:style-name="ce11">
            <text:p>8,712</text:p>
          </table:table-cell>
          <table:table-cell office:value-type="float" office:value="4698" table:style-name="ce11">
            <text:p>4,698</text:p>
          </table:table-cell>
          <table:table-cell office:value-type="float" office:value="4014" table:style-name="ce10">
            <text:p>4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6" table:style-name="ce53">
            <text:p>3,016</text:p>
          </table:table-cell>
          <table:table-cell office:value-type="float" office:value="7840" table:style-name="ce11">
            <text:p>7,840</text:p>
          </table:table-cell>
          <table:table-cell office:value-type="float" office:value="4281" table:style-name="ce11">
            <text:p>4,281</text:p>
          </table:table-cell>
          <table:table-cell office:value-type="float" office:value="3559" table:style-name="ce10">
            <text:p>3,5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21" table:style-name="ce53">
            <text:p>2,121</text:p>
          </table:table-cell>
          <table:table-cell office:value-type="float" office:value="5531" table:style-name="ce11">
            <text:p>5,531</text:p>
          </table:table-cell>
          <table:table-cell office:value-type="float" office:value="2948" table:style-name="ce11">
            <text:p>2,948</text:p>
          </table:table-cell>
          <table:table-cell office:value-type="float" office:value="2583" table:style-name="ce10">
            <text:p>2,5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06" table:style-name="ce53">
            <text:p>2,306</text:p>
          </table:table-cell>
          <table:table-cell office:value-type="float" office:value="7669" table:style-name="ce11">
            <text:p>7,669</text:p>
          </table:table-cell>
          <table:table-cell office:value-type="float" office:value="3865" table:style-name="ce11">
            <text:p>3,865</text:p>
          </table:table-cell>
          <table:table-cell office:value-type="float" office:value="3804" table:style-name="ce10">
            <text:p>3,8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5" table:style-name="ce53">
            <text:p>1,055</text:p>
          </table:table-cell>
          <table:table-cell office:value-type="float" office:value="3287" table:style-name="ce11">
            <text:p>3,287</text:p>
          </table:table-cell>
          <table:table-cell office:value-type="float" office:value="1691" table:style-name="ce11">
            <text:p>1,691</text:p>
          </table:table-cell>
          <table:table-cell office:value-type="float" office:value="1596" table:style-name="ce10">
            <text:p>1,5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47" table:style-name="ce53">
            <text:p>2,047</text:p>
          </table:table-cell>
          <table:table-cell office:value-type="float" office:value="6764" table:style-name="ce11">
            <text:p>6,764</text:p>
          </table:table-cell>
          <table:table-cell office:value-type="float" office:value="3446" table:style-name="ce11">
            <text:p>3,446</text:p>
          </table:table-cell>
          <table:table-cell office:value-type="float" office:value="3318" table:style-name="ce10">
            <text:p>3,3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31" table:style-name="ce53">
            <text:p>1,331</text:p>
          </table:table-cell>
          <table:table-cell office:value-type="float" office:value="5268" table:style-name="ce11">
            <text:p>5,268</text:p>
          </table:table-cell>
          <table:table-cell office:value-type="float" office:value="2767" table:style-name="ce11">
            <text:p>2,767</text:p>
          </table:table-cell>
          <table:table-cell office:value-type="float" office:value="2501" table:style-name="ce10">
            <text:p>2,5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32" table:style-name="ce53">
            <text:p>2,232</text:p>
          </table:table-cell>
          <table:table-cell office:value-type="float" office:value="7488" table:style-name="ce11">
            <text:p>7,488</text:p>
          </table:table-cell>
          <table:table-cell office:value-type="float" office:value="3803" table:style-name="ce11">
            <text:p>3,803</text:p>
          </table:table-cell>
          <table:table-cell office:value-type="float" office:value="3685" table:style-name="ce10">
            <text:p>3,6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68" table:style-name="ce53">
            <text:p>1,368</text:p>
          </table:table-cell>
          <table:table-cell office:value-type="float" office:value="4849" table:style-name="ce11">
            <text:p>4,849</text:p>
          </table:table-cell>
          <table:table-cell office:value-type="float" office:value="2499" table:style-name="ce11">
            <text:p>2,499</text:p>
          </table:table-cell>
          <table:table-cell office:value-type="float" office:value="2350" table:style-name="ce10">
            <text:p>2,3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46" table:style-name="ce53">
            <text:p>1,546</text:p>
          </table:table-cell>
          <table:table-cell office:value-type="float" office:value="4828" table:style-name="ce11">
            <text:p>4,828</text:p>
          </table:table-cell>
          <table:table-cell office:value-type="float" office:value="2499" table:style-name="ce11">
            <text:p>2,499</text:p>
          </table:table-cell>
          <table:table-cell office:value-type="float" office:value="2329" table:style-name="ce10">
            <text:p>2,32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897" table:style-name="ce54">
            <text:p>1,897</text:p>
          </table:table-cell>
          <table:table-cell office:value-type="float" office:value="4859" table:style-name="ce18">
            <text:p>4,859</text:p>
          </table:table-cell>
          <table:table-cell office:value-type="float" office:value="2492" table:style-name="ce18">
            <text:p>2,492</text:p>
          </table:table-cell>
          <table:table-cell office:value-type="float" office:value="2367" table:style-name="ce17">
            <text:p>2,367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589" table:style-name="ce72">
            <text:p>82,589</text:p>
          </table:table-cell>
          <table:table-cell office:value-type="float" office:value="220712" table:style-name="ce80">
            <text:p>220,712</text:p>
          </table:table-cell>
          <table:table-cell office:value-type="float" office:value="114127" table:style-name="ce80">
            <text:p>114,127</text:p>
          </table:table-cell>
          <table:table-cell office:value-type="float" office:value="106585" table:style-name="ce74">
            <text:p>106,5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566" table:style-name="ce53">
            <text:p>39,566</text:p>
          </table:table-cell>
          <table:table-cell office:value-type="float" office:value="106364" table:style-name="ce11">
            <text:p>106,364</text:p>
          </table:table-cell>
          <table:table-cell office:value-type="float" office:value="53355" table:style-name="ce11">
            <text:p>53,355</text:p>
          </table:table-cell>
          <table:table-cell office:value-type="float" office:value="53009" table:style-name="ce10">
            <text:p>53,0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06" table:style-name="ce53">
            <text:p>5,406</text:p>
          </table:table-cell>
          <table:table-cell office:value-type="float" office:value="14409" table:style-name="ce11">
            <text:p>14,409</text:p>
          </table:table-cell>
          <table:table-cell office:value-type="float" office:value="7619" table:style-name="ce11">
            <text:p>7,619</text:p>
          </table:table-cell>
          <table:table-cell office:value-type="float" office:value="6790" table:style-name="ce10">
            <text:p>6,7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87" table:style-name="ce53">
            <text:p>3,187</text:p>
          </table:table-cell>
          <table:table-cell office:value-type="float" office:value="8798" table:style-name="ce11">
            <text:p>8,798</text:p>
          </table:table-cell>
          <table:table-cell office:value-type="float" office:value="4600" table:style-name="ce11">
            <text:p>4,600</text:p>
          </table:table-cell>
          <table:table-cell office:value-type="float" office:value="4198" table:style-name="ce10">
            <text:p>4,1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676" table:style-name="ce53">
            <text:p>6,676</text:p>
          </table:table-cell>
          <table:table-cell office:value-type="float" office:value="17440" table:style-name="ce11">
            <text:p>17,440</text:p>
          </table:table-cell>
          <table:table-cell office:value-type="float" office:value="9222" table:style-name="ce11">
            <text:p>9,222</text:p>
          </table:table-cell>
          <table:table-cell office:value-type="float" office:value="8218" table:style-name="ce10">
            <text:p>8,2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504" table:style-name="ce53">
            <text:p>2,504</text:p>
          </table:table-cell>
          <table:table-cell office:value-type="float" office:value="6221" table:style-name="ce11">
            <text:p>6,221</text:p>
          </table:table-cell>
          <table:table-cell office:value-type="float" office:value="3241" table:style-name="ce11">
            <text:p>3,241</text:p>
          </table:table-cell>
          <table:table-cell office:value-type="float" office:value="2980" table:style-name="ce10">
            <text:p>2,9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68" table:style-name="ce53">
            <text:p>4,668</text:p>
          </table:table-cell>
          <table:table-cell office:value-type="float" office:value="11287" table:style-name="ce11">
            <text:p>11,287</text:p>
          </table:table-cell>
          <table:table-cell office:value-type="float" office:value="6020" table:style-name="ce11">
            <text:p>6,020</text:p>
          </table:table-cell>
          <table:table-cell office:value-type="float" office:value="5267" table:style-name="ce10">
            <text:p>5,2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65" table:style-name="ce53">
            <text:p>3,765</text:p>
          </table:table-cell>
          <table:table-cell office:value-type="float" office:value="8671" table:style-name="ce11">
            <text:p>8,671</text:p>
          </table:table-cell>
          <table:table-cell office:value-type="float" office:value="4787" table:style-name="ce11">
            <text:p>4,787</text:p>
          </table:table-cell>
          <table:table-cell office:value-type="float" office:value="3884" table:style-name="ce10">
            <text:p>3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18" table:style-name="ce53">
            <text:p>2,918</text:p>
          </table:table-cell>
          <table:table-cell office:value-type="float" office:value="7381" table:style-name="ce11">
            <text:p>7,381</text:p>
          </table:table-cell>
          <table:table-cell office:value-type="float" office:value="4177" table:style-name="ce11">
            <text:p>4,177</text:p>
          </table:table-cell>
          <table:table-cell office:value-type="float" office:value="3204" table:style-name="ce10">
            <text:p>3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47" table:style-name="ce53">
            <text:p>3,047</text:p>
          </table:table-cell>
          <table:table-cell office:value-type="float" office:value="8023" table:style-name="ce11">
            <text:p>8,023</text:p>
          </table:table-cell>
          <table:table-cell office:value-type="float" office:value="4279" table:style-name="ce11">
            <text:p>4,279</text:p>
          </table:table-cell>
          <table:table-cell office:value-type="float" office:value="3744" table:style-name="ce10">
            <text:p>3,7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13" table:style-name="ce53">
            <text:p>3,213</text:p>
          </table:table-cell>
          <table:table-cell office:value-type="float" office:value="8361" table:style-name="ce11">
            <text:p>8,361</text:p>
          </table:table-cell>
          <table:table-cell office:value-type="float" office:value="4357" table:style-name="ce11">
            <text:p>4,357</text:p>
          </table:table-cell>
          <table:table-cell office:value-type="float" office:value="4004" table:style-name="ce10">
            <text:p>4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01" table:style-name="ce53">
            <text:p>1,101</text:p>
          </table:table-cell>
          <table:table-cell office:value-type="float" office:value="3720" table:style-name="ce11">
            <text:p>3,720</text:p>
          </table:table-cell>
          <table:table-cell office:value-type="float" office:value="1946" table:style-name="ce11">
            <text:p>1,946</text:p>
          </table:table-cell>
          <table:table-cell office:value-type="float" office:value="1774" table:style-name="ce10">
            <text:p>1,7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68" table:style-name="ce53">
            <text:p>1,068</text:p>
          </table:table-cell>
          <table:table-cell office:value-type="float" office:value="3522" table:style-name="ce11">
            <text:p>3,522</text:p>
          </table:table-cell>
          <table:table-cell office:value-type="float" office:value="1892" table:style-name="ce11">
            <text:p>1,892</text:p>
          </table:table-cell>
          <table:table-cell office:value-type="float" office:value="1630" table:style-name="ce10">
            <text:p>1,6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89" table:style-name="ce53">
            <text:p>1,089</text:p>
          </table:table-cell>
          <table:table-cell office:value-type="float" office:value="4281" table:style-name="ce11">
            <text:p>4,281</text:p>
          </table:table-cell>
          <table:table-cell office:value-type="float" office:value="2285" table:style-name="ce11">
            <text:p>2,285</text:p>
          </table:table-cell>
          <table:table-cell office:value-type="float" office:value="1996" table:style-name="ce10">
            <text:p>1,9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50" table:style-name="ce53">
            <text:p>1,450</text:p>
          </table:table-cell>
          <table:table-cell office:value-type="float" office:value="3529" table:style-name="ce11">
            <text:p>3,529</text:p>
          </table:table-cell>
          <table:table-cell office:value-type="float" office:value="1921" table:style-name="ce11">
            <text:p>1,921</text:p>
          </table:table-cell>
          <table:table-cell office:value-type="float" office:value="1608" table:style-name="ce10">
            <text:p>1,6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20" table:style-name="ce53">
            <text:p>1,120</text:p>
          </table:table-cell>
          <table:table-cell office:value-type="float" office:value="3617" table:style-name="ce11">
            <text:p>3,617</text:p>
          </table:table-cell>
          <table:table-cell office:value-type="float" office:value="1856" table:style-name="ce11">
            <text:p>1,856</text:p>
          </table:table-cell>
          <table:table-cell office:value-type="float" office:value="1761" table:style-name="ce10">
            <text:p>1,76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811" table:style-name="ce54">
            <text:p>1,811</text:p>
          </table:table-cell>
          <table:table-cell office:value-type="float" office:value="5088" table:style-name="ce18">
            <text:p>5,088</text:p>
          </table:table-cell>
          <table:table-cell office:value-type="float" office:value="2570" table:style-name="ce18">
            <text:p>2,570</text:p>
          </table:table-cell>
          <table:table-cell office:value-type="float" office:value="2518" table:style-name="ce17">
            <text:p>2,518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385" table:style-name="ce72">
            <text:p>125,385</text:p>
          </table:table-cell>
          <table:table-cell office:value-type="float" office:value="330810" table:style-name="ce80">
            <text:p>330,810</text:p>
          </table:table-cell>
          <table:table-cell office:value-type="float" office:value="168296" table:style-name="ce80">
            <text:p>168,296</text:p>
          </table:table-cell>
          <table:table-cell office:value-type="float" office:value="162514" table:style-name="ce74">
            <text:p>162,5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454" table:style-name="ce53">
            <text:p>41,454</text:p>
          </table:table-cell>
          <table:table-cell office:value-type="float" office:value="104972" table:style-name="ce11">
            <text:p>104,972</text:p>
          </table:table-cell>
          <table:table-cell office:value-type="float" office:value="50709" table:style-name="ce11">
            <text:p>50,709</text:p>
          </table:table-cell>
          <table:table-cell office:value-type="float" office:value="54263" table:style-name="ce10">
            <text:p>54,2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0" table:style-name="ce53">
            <text:p>4,390</text:p>
          </table:table-cell>
          <table:table-cell office:value-type="float" office:value="10993" table:style-name="ce11">
            <text:p>10,993</text:p>
          </table:table-cell>
          <table:table-cell office:value-type="float" office:value="5724" table:style-name="ce11">
            <text:p>5,724</text:p>
          </table:table-cell>
          <table:table-cell office:value-type="float" office:value="5269" table:style-name="ce10">
            <text:p>5,2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97" table:style-name="ce53">
            <text:p>8,897</text:p>
          </table:table-cell>
          <table:table-cell office:value-type="float" office:value="24718" table:style-name="ce11">
            <text:p>24,718</text:p>
          </table:table-cell>
          <table:table-cell office:value-type="float" office:value="13156" table:style-name="ce11">
            <text:p>13,156</text:p>
          </table:table-cell>
          <table:table-cell office:value-type="float" office:value="11562" table:style-name="ce10">
            <text:p>11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683" table:style-name="ce53">
            <text:p>7,683</text:p>
          </table:table-cell>
          <table:table-cell office:value-type="float" office:value="20280" table:style-name="ce11">
            <text:p>20,280</text:p>
          </table:table-cell>
          <table:table-cell office:value-type="float" office:value="10447" table:style-name="ce11">
            <text:p>10,447</text:p>
          </table:table-cell>
          <table:table-cell office:value-type="float" office:value="9833" table:style-name="ce10">
            <text:p>9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792" table:style-name="ce53">
            <text:p>31,792</text:p>
          </table:table-cell>
          <table:table-cell office:value-type="float" office:value="83729" table:style-name="ce11">
            <text:p>83,729</text:p>
          </table:table-cell>
          <table:table-cell office:value-type="float" office:value="42292" table:style-name="ce11">
            <text:p>42,292</text:p>
          </table:table-cell>
          <table:table-cell office:value-type="float" office:value="41437" table:style-name="ce10">
            <text:p>41,4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120" table:style-name="ce53">
            <text:p>7,120</text:p>
          </table:table-cell>
          <table:table-cell office:value-type="float" office:value="18127" table:style-name="ce11">
            <text:p>18,127</text:p>
          </table:table-cell>
          <table:table-cell office:value-type="float" office:value="9671" table:style-name="ce11">
            <text:p>9,671</text:p>
          </table:table-cell>
          <table:table-cell office:value-type="float" office:value="8456" table:style-name="ce10">
            <text:p>8,4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43" table:style-name="ce53">
            <text:p>5,043</text:p>
          </table:table-cell>
          <table:table-cell office:value-type="float" office:value="13012" table:style-name="ce11">
            <text:p>13,012</text:p>
          </table:table-cell>
          <table:table-cell office:value-type="float" office:value="6917" table:style-name="ce11">
            <text:p>6,917</text:p>
          </table:table-cell>
          <table:table-cell office:value-type="float" office:value="6095" table:style-name="ce10">
            <text:p>6,0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3" table:style-name="ce53">
            <text:p>1,713</text:p>
          </table:table-cell>
          <table:table-cell office:value-type="float" office:value="4430" table:style-name="ce11">
            <text:p>4,430</text:p>
          </table:table-cell>
          <table:table-cell office:value-type="float" office:value="2469" table:style-name="ce11">
            <text:p>2,469</text:p>
          </table:table-cell>
          <table:table-cell office:value-type="float" office:value="1961" table:style-name="ce10">
            <text:p>1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27" table:style-name="ce53">
            <text:p>4,727</text:p>
          </table:table-cell>
          <table:table-cell office:value-type="float" office:value="11744" table:style-name="ce11">
            <text:p>11,744</text:p>
          </table:table-cell>
          <table:table-cell office:value-type="float" office:value="6342" table:style-name="ce11">
            <text:p>6,342</text:p>
          </table:table-cell>
          <table:table-cell office:value-type="float" office:value="5402" table:style-name="ce10">
            <text:p>5,4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03" table:style-name="ce53">
            <text:p>4,003</text:p>
          </table:table-cell>
          <table:table-cell office:value-type="float" office:value="10528" table:style-name="ce11">
            <text:p>10,528</text:p>
          </table:table-cell>
          <table:table-cell office:value-type="float" office:value="5720" table:style-name="ce11">
            <text:p>5,720</text:p>
          </table:table-cell>
          <table:table-cell office:value-type="float" office:value="4808" table:style-name="ce10">
            <text:p>4,8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84" table:style-name="ce53">
            <text:p>4,784</text:p>
          </table:table-cell>
          <table:table-cell office:value-type="float" office:value="15803" table:style-name="ce11">
            <text:p>15,803</text:p>
          </table:table-cell>
          <table:table-cell office:value-type="float" office:value="8149" table:style-name="ce11">
            <text:p>8,149</text:p>
          </table:table-cell>
          <table:table-cell office:value-type="float" office:value="7654" table:style-name="ce10">
            <text:p>7,6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88" table:style-name="ce53">
            <text:p>2,088</text:p>
          </table:table-cell>
          <table:table-cell office:value-type="float" office:value="6418" table:style-name="ce11">
            <text:p>6,418</text:p>
          </table:table-cell>
          <table:table-cell office:value-type="float" office:value="3390" table:style-name="ce11">
            <text:p>3,390</text:p>
          </table:table-cell>
          <table:table-cell office:value-type="float" office:value="3028" table:style-name="ce10">
            <text:p>3,02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91" table:style-name="ce54">
            <text:p>1,691</text:p>
          </table:table-cell>
          <table:table-cell office:value-type="float" office:value="6056" table:style-name="ce18">
            <text:p>6,056</text:p>
          </table:table-cell>
          <table:table-cell office:value-type="float" office:value="3310" table:style-name="ce18">
            <text:p>3,310</text:p>
          </table:table-cell>
          <table:table-cell office:value-type="float" office:value="2746" table:style-name="ce17">
            <text:p>2,74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284" table:style-name="ce72">
            <text:p>39,284</text:p>
          </table:table-cell>
          <table:table-cell office:value-type="float" office:value="103303" table:style-name="ce80">
            <text:p>103,303</text:p>
          </table:table-cell>
          <table:table-cell office:value-type="float" office:value="53186" table:style-name="ce80">
            <text:p>53,186</text:p>
          </table:table-cell>
          <table:table-cell office:value-type="float" office:value="50117" table:style-name="ce74">
            <text:p>50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4060" table:style-name="ce53">
            <text:p>24,060</text:p>
          </table:table-cell>
          <table:table-cell office:value-type="float" office:value="61768" table:style-name="ce11">
            <text:p>61,768</text:p>
          </table:table-cell>
          <table:table-cell office:value-type="float" office:value="31406" table:style-name="ce11">
            <text:p>31,406</text:p>
          </table:table-cell>
          <table:table-cell office:value-type="float" office:value="30362" table:style-name="ce10">
            <text:p>30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492" table:style-name="ce53">
            <text:p>5,492</text:p>
          </table:table-cell>
          <table:table-cell office:value-type="float" office:value="14450" table:style-name="ce11">
            <text:p>14,450</text:p>
          </table:table-cell>
          <table:table-cell office:value-type="float" office:value="7610" table:style-name="ce11">
            <text:p>7,610</text:p>
          </table:table-cell>
          <table:table-cell office:value-type="float" office:value="6840" table:style-name="ce10">
            <text:p>6,8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75" table:style-name="ce53">
            <text:p>3,375</text:p>
          </table:table-cell>
          <table:table-cell office:value-type="float" office:value="9793" table:style-name="ce11">
            <text:p>9,793</text:p>
          </table:table-cell>
          <table:table-cell office:value-type="float" office:value="5134" table:style-name="ce11">
            <text:p>5,134</text:p>
          </table:table-cell>
          <table:table-cell office:value-type="float" office:value="4659" table:style-name="ce10">
            <text:p>4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78" table:style-name="ce53">
            <text:p>2,978</text:p>
          </table:table-cell>
          <table:table-cell office:value-type="float" office:value="8397" table:style-name="ce11">
            <text:p>8,397</text:p>
          </table:table-cell>
          <table:table-cell office:value-type="float" office:value="4324" table:style-name="ce11">
            <text:p>4,324</text:p>
          </table:table-cell>
          <table:table-cell office:value-type="float" office:value="4073" table:style-name="ce10">
            <text:p>4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20" table:style-name="ce53">
            <text:p>2,020</text:p>
          </table:table-cell>
          <table:table-cell office:value-type="float" office:value="5131" table:style-name="ce11">
            <text:p>5,131</text:p>
          </table:table-cell>
          <table:table-cell office:value-type="float" office:value="2754" table:style-name="ce11">
            <text:p>2,754</text:p>
          </table:table-cell>
          <table:table-cell office:value-type="float" office:value="2377" table:style-name="ce10">
            <text:p>2,37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59" table:style-name="ce54">
            <text:p>1,359</text:p>
          </table:table-cell>
          <table:table-cell office:value-type="float" office:value="3764" table:style-name="ce18">
            <text:p>3,764</text:p>
          </table:table-cell>
          <table:table-cell office:value-type="float" office:value="1958" table:style-name="ce18">
            <text:p>1,958</text:p>
          </table:table-cell>
          <table:table-cell office:value-type="float" office:value="1806" table:style-name="ce17">
            <text:p>1,80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1917" table:style-name="ce72">
            <text:p>151,917</text:p>
          </table:table-cell>
          <table:table-cell office:value-type="float" office:value="372044" table:style-name="ce80">
            <text:p>372,044</text:p>
          </table:table-cell>
          <table:table-cell office:value-type="float" office:value="186476" table:style-name="ce80">
            <text:p>186,476</text:p>
          </table:table-cell>
          <table:table-cell office:value-type="float" office:value="185568" table:style-name="ce74">
            <text:p>185,568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556" table:style-name="ce53">
            <text:p>22,556</text:p>
          </table:table-cell>
          <table:table-cell office:value-type="float" office:value="52563" table:style-name="ce11">
            <text:p>52,563</text:p>
          </table:table-cell>
          <table:table-cell office:value-type="float" office:value="26873" table:style-name="ce11">
            <text:p>26,873</text:p>
          </table:table-cell>
          <table:table-cell office:value-type="float" office:value="25690" table:style-name="ce10">
            <text:p>25,690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268" table:style-name="ce53">
            <text:p>21,268</text:p>
          </table:table-cell>
          <table:table-cell office:value-type="float" office:value="54062" table:style-name="ce11">
            <text:p>54,062</text:p>
          </table:table-cell>
          <table:table-cell office:value-type="float" office:value="27216" table:style-name="ce11">
            <text:p>27,216</text:p>
          </table:table-cell>
          <table:table-cell office:value-type="float" office:value="26846" table:style-name="ce10">
            <text:p>26,84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520" table:style-name="ce53">
            <text:p>15,520</text:p>
          </table:table-cell>
          <table:table-cell office:value-type="float" office:value="38415" table:style-name="ce11">
            <text:p>38,415</text:p>
          </table:table-cell>
          <table:table-cell office:value-type="float" office:value="19331" table:style-name="ce11">
            <text:p>19,331</text:p>
          </table:table-cell>
          <table:table-cell office:value-type="float" office:value="19084" table:style-name="ce10">
            <text:p>19,08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57" table:style-name="ce53">
            <text:p>19,257</text:p>
          </table:table-cell>
          <table:table-cell office:value-type="float" office:value="44972" table:style-name="ce11">
            <text:p>44,972</text:p>
          </table:table-cell>
          <table:table-cell office:value-type="float" office:value="22221" table:style-name="ce11">
            <text:p>22,221</text:p>
          </table:table-cell>
          <table:table-cell office:value-type="float" office:value="22751" table:style-name="ce10">
            <text:p>22,751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44" table:style-name="ce53">
            <text:p>19,244</text:p>
          </table:table-cell>
          <table:table-cell office:value-type="float" office:value="48092" table:style-name="ce11">
            <text:p>48,092</text:p>
          </table:table-cell>
          <table:table-cell office:value-type="float" office:value="24405" table:style-name="ce11">
            <text:p>24,405</text:p>
          </table:table-cell>
          <table:table-cell office:value-type="float" office:value="23687" table:style-name="ce10">
            <text:p>23,68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3018" table:style-name="ce53">
            <text:p>33,018</text:p>
          </table:table-cell>
          <table:table-cell office:value-type="float" office:value="82070" table:style-name="ce11">
            <text:p>82,070</text:p>
          </table:table-cell>
          <table:table-cell office:value-type="float" office:value="40676" table:style-name="ce11">
            <text:p>40,676</text:p>
          </table:table-cell>
          <table:table-cell office:value-type="float" office:value="41394" table:style-name="ce10">
            <text:p>41,39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054" table:style-name="ce54">
            <text:p>21,054</text:p>
          </table:table-cell>
          <table:table-cell office:value-type="float" office:value="51870" table:style-name="ce18">
            <text:p>51,870</text:p>
          </table:table-cell>
          <table:table-cell office:value-type="float" office:value="25754" table:style-name="ce18">
            <text:p>25,754</text:p>
          </table:table-cell>
          <table:table-cell office:value-type="float" office:value="26116" table:style-name="ce17">
            <text:p>26,116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60630" table:style-name="ce72">
            <text:p>160,630</text:p>
          </table:table-cell>
          <table:table-cell office:value-type="float" office:value="437753" table:style-name="ce80">
            <text:p>437,753</text:p>
          </table:table-cell>
          <table:table-cell office:value-type="float" office:value="216412" table:style-name="ce80">
            <text:p>216,412</text:p>
          </table:table-cell>
          <table:table-cell office:value-type="float" office:value="221341" table:style-name="ce74">
            <text:p>221,3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7986" table:style-name="ce53">
            <text:p>77,986</text:p>
          </table:table-cell>
          <table:table-cell office:value-type="float" office:value="210123" table:style-name="ce11">
            <text:p>210,123</text:p>
          </table:table-cell>
          <table:table-cell office:value-type="float" office:value="103523" table:style-name="ce11">
            <text:p>103,523</text:p>
          </table:table-cell>
          <table:table-cell office:value-type="float" office:value="106600" table:style-name="ce10">
            <text:p>106,6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5864" table:style-name="ce53">
            <text:p>55,864</text:p>
          </table:table-cell>
          <table:table-cell office:value-type="float" office:value="150088" table:style-name="ce11">
            <text:p>150,088</text:p>
          </table:table-cell>
          <table:table-cell office:value-type="float" office:value="73484" table:style-name="ce11">
            <text:p>73,484</text:p>
          </table:table-cell>
          <table:table-cell office:value-type="float" office:value="76604" table:style-name="ce10">
            <text:p>76,60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6780" table:style-name="ce54">
            <text:p>26,780</text:p>
          </table:table-cell>
          <table:table-cell office:value-type="float" office:value="77542" table:style-name="ce18">
            <text:p>77,542</text:p>
          </table:table-cell>
          <table:table-cell office:value-type="float" office:value="39405" table:style-name="ce18">
            <text:p>39,405</text:p>
          </table:table-cell>
          <table:table-cell office:value-type="float" office:value="38137" table:style-name="ce17">
            <text:p>38,137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8987" table:style-name="ce72">
            <text:p>98,987</text:p>
          </table:table-cell>
          <table:table-cell office:value-type="float" office:value="269879" table:style-name="ce80">
            <text:p>269,879</text:p>
          </table:table-cell>
          <table:table-cell office:value-type="float" office:value="131399" table:style-name="ce80">
            <text:p>131,399</text:p>
          </table:table-cell>
          <table:table-cell office:value-type="float" office:value="138480" table:style-name="ce74">
            <text:p>138,4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387" table:style-name="ce53">
            <text:p>45,387</text:p>
          </table:table-cell>
          <table:table-cell office:value-type="float" office:value="122445" table:style-name="ce11">
            <text:p>122,445</text:p>
          </table:table-cell>
          <table:table-cell office:value-type="float" office:value="59160" table:style-name="ce11">
            <text:p>59,160</text:p>
          </table:table-cell>
          <table:table-cell office:value-type="float" office:value="63285" table:style-name="ce10">
            <text:p>63,28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600" table:style-name="ce54">
            <text:p>53,600</text:p>
          </table:table-cell>
          <table:table-cell office:value-type="float" office:value="147434" table:style-name="ce18">
            <text:p>147,434</text:p>
          </table:table-cell>
          <table:table-cell office:value-type="float" office:value="72239" table:style-name="ce18">
            <text:p>72,239</text:p>
          </table:table-cell>
          <table:table-cell office:value-type="float" office:value="75195" table:style-name="ce17">
            <text:p>75,195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305" table:style-name="ce72">
            <text:p>39,305</text:p>
          </table:table-cell>
          <table:table-cell office:value-type="float" office:value="135223" table:style-name="ce80">
            <text:p>135,223</text:p>
          </table:table-cell>
          <table:table-cell office:value-type="float" office:value="67601" table:style-name="ce80">
            <text:p>67,601</text:p>
          </table:table-cell>
          <table:table-cell office:value-type="float" office:value="67622" table:style-name="ce74">
            <text:p>67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772" table:style-name="ce53">
            <text:p>12,772</text:p>
          </table:table-cell>
          <table:table-cell office:value-type="float" office:value="42781" table:style-name="ce11">
            <text:p>42,781</text:p>
          </table:table-cell>
          <table:table-cell office:value-type="float" office:value="21361" table:style-name="ce11">
            <text:p>21,361</text:p>
          </table:table-cell>
          <table:table-cell office:value-type="float" office:value="21420" table:style-name="ce10">
            <text:p>21,4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733" table:style-name="ce53">
            <text:p>8,733</text:p>
          </table:table-cell>
          <table:table-cell office:value-type="float" office:value="28852" table:style-name="ce11">
            <text:p>28,852</text:p>
          </table:table-cell>
          <table:table-cell office:value-type="float" office:value="14535" table:style-name="ce11">
            <text:p>14,535</text:p>
          </table:table-cell>
          <table:table-cell office:value-type="float" office:value="14317" table:style-name="ce10">
            <text:p>14,3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48" table:style-name="ce53">
            <text:p>6,248</text:p>
          </table:table-cell>
          <table:table-cell office:value-type="float" office:value="20330" table:style-name="ce11">
            <text:p>20,330</text:p>
          </table:table-cell>
          <table:table-cell office:value-type="float" office:value="10058" table:style-name="ce11">
            <text:p>10,058</text:p>
          </table:table-cell>
          <table:table-cell office:value-type="float" office:value="10272" table:style-name="ce10">
            <text:p>10,2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322" table:style-name="ce53">
            <text:p>8,322</text:p>
          </table:table-cell>
          <table:table-cell office:value-type="float" office:value="30022" table:style-name="ce11">
            <text:p>30,022</text:p>
          </table:table-cell>
          <table:table-cell office:value-type="float" office:value="15140" table:style-name="ce11">
            <text:p>15,140</text:p>
          </table:table-cell>
          <table:table-cell office:value-type="float" office:value="14882" table:style-name="ce10">
            <text:p>14,8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097" table:style-name="ce53">
            <text:p>3,097</text:p>
          </table:table-cell>
          <table:table-cell office:value-type="float" office:value="12565" table:style-name="ce11">
            <text:p>12,565</text:p>
          </table:table-cell>
          <table:table-cell office:value-type="float" office:value="6173" table:style-name="ce11">
            <text:p>6,173</text:p>
          </table:table-cell>
          <table:table-cell office:value-type="float" office:value="6392" table:style-name="ce10">
            <text:p>6,39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4">
            <text:p>133</text:p>
          </table:table-cell>
          <table:table-cell office:value-type="float" office:value="673" table:style-name="ce18">
            <text:p>673</text:p>
          </table:table-cell>
          <table:table-cell office:value-type="float" office:value="334" table:style-name="ce18">
            <text:p>334</text:p>
          </table:table-cell>
          <table:table-cell office:value-type="float" office:value="339" table:style-name="ce17">
            <text:p>33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677" table:style-name="ce72">
            <text:p>2,677</text:p>
          </table:table-cell>
          <table:table-cell office:value-type="float" office:value="12649" table:style-name="ce80">
            <text:p>12,649</text:p>
          </table:table-cell>
          <table:table-cell office:value-type="float" office:value="7214" table:style-name="ce80">
            <text:p>7,214</text:p>
          </table:table-cell>
          <table:table-cell office:value-type="float" office:value="5435" table:style-name="ce74">
            <text:p>5,4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545" table:style-name="ce53">
            <text:p>1,545</text:p>
          </table:table-cell>
          <table:table-cell office:value-type="float" office:value="7411" table:style-name="ce11">
            <text:p>7,411</text:p>
          </table:table-cell>
          <table:table-cell office:value-type="float" office:value="4171" table:style-name="ce11">
            <text:p>4,171</text:p>
          </table:table-cell>
          <table:table-cell office:value-type="float" office:value="3240" table:style-name="ce10">
            <text:p>3,2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24" table:style-name="ce53">
            <text:p>524</text:p>
          </table:table-cell>
          <table:table-cell office:value-type="float" office:value="2356" table:style-name="ce11">
            <text:p>2,356</text:p>
          </table:table-cell>
          <table:table-cell office:value-type="float" office:value="1316" table:style-name="ce11">
            <text:p>1,316</text:p>
          </table:table-cell>
          <table:table-cell office:value-type="float" office:value="1040" table:style-name="ce10">
            <text:p>1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3" table:style-name="ce53">
            <text:p>283</text:p>
          </table:table-cell>
          <table:table-cell office:value-type="float" office:value="1569" table:style-name="ce11">
            <text:p>1,569</text:p>
          </table:table-cell>
          <table:table-cell office:value-type="float" office:value="943" table:style-name="ce11">
            <text:p>943</text:p>
          </table:table-cell>
          <table:table-cell office:value-type="float" office:value="626" table:style-name="ce10">
            <text:p>62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25" table:style-name="ce54">
            <text:p>325</text:p>
          </table:table-cell>
          <table:table-cell office:value-type="float" office:value="1313" table:style-name="ce18">
            <text:p>1,313</text:p>
          </table:table-cell>
          <table:table-cell office:value-type="float" office:value="784" table:style-name="ce18">
            <text:p>784</text:p>
          </table:table-cell>
          <table:table-cell office:value-type="float" office:value="529" table:style-name="ce17">
            <text:p>529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7-02-06T09:04:42Z</dc:date>
    <meta:print-date>2016-06-01T09:05:34Z</meta:print-date>
  </office:meta>
</office:document-meta>
</file>